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0.88mm"/>
    </style:style>
    <style:style style:name="co20" style:family="table-column">
      <style:table-column-properties fo:break-before="auto" style:column-width="9.74mm"/>
    </style:style>
    <style:style style:name="co21" style:family="table-column">
      <style:table-column-properties fo:break-before="auto" style:column-width="20.51mm"/>
    </style:style>
    <style:style style:name="co22" style:family="table-column">
      <style:table-column-properties fo:break-before="auto" style:column-width="12.56mm"/>
    </style:style>
    <style:style style:name="co23" style:family="table-column">
      <style:table-column-properties fo:break-before="auto" style:column-width="9.82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11.85mm"/>
    </style:style>
    <style:style style:name="co26" style:family="table-column">
      <style:table-column-properties fo:break-before="auto" style:column-width="12.14mm"/>
    </style:style>
    <style:style style:name="co27" style:family="table-column">
      <style:table-column-properties fo:break-before="auto" style:column-width="12.54mm"/>
    </style:style>
    <style:style style:name="co28" style:family="table-column">
      <style:table-column-properties fo:break-before="auto" style:column-width="14.04mm"/>
    </style:style>
    <style:style style:name="co29" style:family="table-column">
      <style:table-column-properties fo:break-before="auto" style:column-width="11.57mm"/>
    </style:style>
    <style:style style:name="co30" style:family="table-column">
      <style:table-column-properties fo:break-before="auto" style:column-width="21.73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7.97mm"/>
    </style:style>
    <style:style style:name="co33" style:family="table-column">
      <style:table-column-properties fo:break-before="auto" style:column-width="21.59mm"/>
    </style:style>
    <style:style style:name="co34" style:family="table-column">
      <style:table-column-properties fo:break-before="auto" style:column-width="8.43mm"/>
    </style:style>
    <style:style style:name="co35" style:family="table-column">
      <style:table-column-properties fo:break-before="auto" style:column-width="6.86mm"/>
    </style:style>
    <style:style style:name="co36" style:family="table-column">
      <style:table-column-properties fo:break-before="auto" style:column-width="24.62mm"/>
    </style:style>
    <style:style style:name="co37" style:family="table-column">
      <style:table-column-properties fo:break-before="auto" style:column-width="8.59mm"/>
    </style:style>
    <style:style style:name="co38" style:family="table-column">
      <style:table-column-properties fo:break-before="auto" style:column-width="32.65mm"/>
    </style:style>
    <style:style style:name="co39" style:family="table-column">
      <style:table-column-properties fo:break-before="auto" style:column-width="22.05mm"/>
    </style:style>
    <style:style style:name="co40" style:family="table-column">
      <style:table-column-properties fo:break-before="auto" style:column-width="8.87mm"/>
    </style:style>
    <style:style style:name="co41" style:family="table-column">
      <style:table-column-properties fo:break-before="auto" style:column-width="14.89mm"/>
    </style:style>
    <style:style style:name="co42" style:family="table-column">
      <style:table-column-properties fo:break-before="auto" style:column-width="23.48mm"/>
    </style:style>
    <style:style style:name="co43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21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56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39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40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1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19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521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vertical-align="top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58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54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19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color="#000000"/>
    </style:style>
    <style:style style:name="T21" style:family="text">
      <style:text-properties style:text-position="-33% 58%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8mm" svg:height="7.7mm" svg:x="11.65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° Seconde N1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3"/>
          <draw:control draw:z-index="3" draw:style-name="gr3" draw:text-style-name="P4" svg:width="53.84mm" svg:height="16.8mm" svg:x="478.37mm" svg:y="8.58mm" draw:control="control4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>
          <table:table-cell table:style-name="ce4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86"/>
          <table:covered-table-cell table:number-columns-repeated="3" table:style-name="ce10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41" table:formula="of:=[$Données.W5]" office:value-type="string" office:string-value="3 x² - 12 x + 4" calcext:value-type="string" table:number-columns-spanned="13" table:number-rows-spanned="1">
            <text:p>3 x² - 12 x + 4</text:p>
          </table:table-cell>
          <table:covered-table-cell table:style-name="ce57"/>
          <table:covered-table-cell table:number-columns-repeated="10" table:style-name="ce40"/>
          <table:covered-table-cell table:style-name="ce88"/>
          <table:table-cell table:style-name="ce102" table:number-columns-repeated="3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72"/>
          <table:table-cell table:style-name="ce74" table:formula="of:=IF(OR([.$AX$1];[.$AX$2]);IF([$Données.AD7]=[$Données.AE7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7];&quot;&quot;)">
            <text:p/>
          </table:table-cell>
          <table:table-cell table:style-name="ce115" table:formula="of:=IF(AND([.$AX$1];[.$A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AX$1];[.$AX$2]);[$Données.H7];&quot;&quot;)">
            <text:p/>
          </table:table-cell>
          <table:table-cell table:style-name="ce115" table:formula="of:=IF(AND([.$AX$1];[.$AX$2]);[$Données.I7];&quot;&quot;)">
            <text:p/>
          </table:table-cell>
          <table:table-cell table:style-name="ce72" table:number-columns-repeated="5"/>
          <table:table-cell table:style-name="ce82" table:number-columns-repeated="4"/>
          <table:table-cell table:number-columns-repeated="987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72"/>
          <table:table-cell table:style-name="ce74" table:formula="of:=IF(OR([.$AX$1];[.$AX$2]);IF([$Données.AD8]=[$Données.AE8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8];&quot;&quot;)">
            <text:p/>
          </table:table-cell>
          <table:table-cell table:style-name="ce115" table:formula="of:=IF(AND([.$AX$1];[.$A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8];&quot;&quot;)">
            <text:p/>
          </table:table-cell>
          <table:table-cell table:style-name="ce115" table:formula="of:=IF(AND([.$AX$1];[.$A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AX$1];[.$AX$2]);[$Données.K8];&quot;&quot;)">
            <text:p/>
          </table:table-cell>
          <table:table-cell table:style-name="ce115" table:formula="of:=IF(AND([.$AX$1];[.$AX$2]);[$Données.L8];&quot;&quot;)">
            <text:p/>
          </table:table-cell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72"/>
          <table:table-cell table:style-name="ce74" table:formula="of:=IF(OR([.$AX$1];[.$AX$2]);IF([$Données.AD9]=[$Données.AE9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9];&quot;&quot;)">
            <text:p/>
          </table:table-cell>
          <table:table-cell table:style-name="ce115" table:formula="of:=IF(AND([.$AX$1];[.$A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9];&quot;&quot;)">
            <text:p/>
          </table:table-cell>
          <table:table-cell table:style-name="ce115" table:formula="of:=IF(AND([.$AX$1];[.$AX$2]);[$Données.H9];&quot;&quot;)">
            <text:p/>
          </table:table-cell>
          <table:table-cell table:style-name="ce115" table:formula="of:=IF(AND([.$AX$1];[.$AX$2]);[$Données.I9];&quot;&quot;)">
            <text:p/>
          </table:table-cell>
          <table:table-cell table:style-name="ce115" table:formula="of:=IF(AND([.$AX$1];[.$AX$2]);[$Données.J9];&quot;&quot;)">
            <text:p/>
          </table:table-cell>
          <table:table-cell table:style-name="ce72" table:number-columns-repeated="4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72"/>
          <table:table-cell table:style-name="ce74" table:formula="of:=IF(OR([.$AX$1];[.$AX$2]);IF([$Données.AD10]=[$Données.AE10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0];&quot;&quot;)">
            <text:p/>
          </table:table-cell>
          <table:table-cell table:style-name="ce115" table:formula="of:=IF(AND([.$AX$1];[.$A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10];&quot;&quot;)">
            <text:p/>
          </table:table-cell>
          <table:table-cell table:style-name="ce115" table:formula="of:=IF(AND([.$AX$1];[.$AX$2]);[$Données.H10];&quot;&quot;)">
            <text:p/>
          </table:table-cell>
          <table:table-cell table:style-name="ce72" table:number-columns-repeated="2"/>
          <table:table-cell table:style-name="ce123" table:number-columns-repeated="2"/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72"/>
          <table:table-cell table:style-name="ce106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5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5"></text:span> =</text:p>
          </table:table-cell>
          <table:table-cell table:style-name="ce52"/>
          <table:table-cell table:style-name="ce56" table:number-columns-repeated="6"/>
          <table:table-cell table:style-name="ce72"/>
          <table:table-cell table:style-name="ce74" table:formula="of:=IF(OR([.$AX$1];[.$AX$2]);IF([$Données.AD12]=[$Données.AE12];1;0);&quot;&quot;)">
            <text:p/>
          </table:table-cell>
          <table:table-cell table:style-name="ce82"/>
          <table:table-cell table:style-name="ce72" table:number-columns-repeated="2"/>
          <table:table-cell table:style-name="ce99" office:value-type="string" calcext:value-type="string">
            <text:p><text:span text:style-name="T5"></text:span> =</text:p>
          </table:table-cell>
          <table:table-cell table:style-name="ce115" table:formula="of:=IF(AND([.$AX$1];[.$A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5"></text:span> =</text:p>
          </table:table-cell>
          <table:table-cell table:style-name="ce115" table:formula="of:=IF(AND([.$AX$1];[.$AX$2]);[$Données.U6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56" table:number-columns-repeated="13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5"/>
          <draw:control draw:z-index="1" draw:style-name="gr3" draw:text-style-name="P4" svg:width="53.84mm" svg:height="16.8mm" svg:x="484.36mm" svg:y="8.45mm" draw:control="control6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number-columns-repeated="2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table-cell table:style-name="ce111" table:formula="of:=IF(OR([.$AX$1];[.$A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17]" office:value-type="string" office:string-value="-3 x² +  x + 10" calcext:value-type="string" table:number-columns-spanned="17" table:number-rows-spanned="1">
            <text:p>-3 x² + <text:s/>x + 10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135"/>
          <table:table-cell table:number-columns-repeated="10"/>
          <table:table-cell table:style-name="ce150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19]=[$Données.AE19];[$Données.AD20]=[$Données.AE20];[$Données.AD21]=[$Données.AE21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AX$1];[.$A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21];&quot;&quot;)">
            <text:p/>
          </table:table-cell>
          <table:table-cell table:style-name="ce130" table:formula="of:=IF(AND([.$AX$1];[.$A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23];&quot;&quot;)">
            <text:p/>
          </table:table-cell>
          <table:table-cell table:style-name="ce146" table:number-columns-repeated="2"/>
          <table:table-cell table:style-name="ce130" table:formula="of:=IF(AND([.$AX$1];[.$AX$2]);[$Données.I23];&quot;&quot;)">
            <text:p/>
          </table:table-cell>
          <table:table-cell table:style-name="ce14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22]=[$Données.AE22];[$Données.AD23]=[$Données.AE23];[$Données.AD24]=[$Données.AE2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24];&quot;&quot;)">
            <text:p/>
          </table:table-cell>
          <table:table-cell table:style-name="ce130" table:formula="of:=IF(AND([.$AX$1];[.$AX$2]);[$Données.L24];&quot;&quot;)">
            <text:p/>
          </table:table-cell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25];&quot;&quot;)">
            <text:p/>
          </table:table-cell>
          <table:table-cell table:style-name="ce56" table:number-columns-repeated="2"/>
          <table:table-cell table:style-name="ce130" table:formula="of:=IF(AND([.$AX$1];[.$AX$2]);[$Données.I25];&quot;&quot;)">
            <text:p/>
          </table:table-cell>
          <table:table-cell table:style-name="ce5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27];&quot;&quot;)">
            <text:p/>
          </table:table-cell>
          <table:table-cell table:style-name="ce146" table:number-columns-repeated="2"/>
          <table:table-cell table:style-name="ce130" table:formula="of:=IF(AND([.$AX$1];[.$AX$2]);[$Données.H27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25]=[$Données.AE25];[$Données.AD26]=[$Données.AE26];[$Données.AD27]=[$Données.AE2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28];&quot;&quot;)">
            <text:p/>
          </table:table-cell>
          <table:table-cell table:style-name="ce130" table:formula="of:=IF(AND([.$AX$1];[.$AX$2]);[$Données.J28];&quot;&quot;)">
            <text:p/>
          </table:table-cell>
          <table:table-cell table:style-name="ce56" table:number-columns-repeated="4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29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31];&quot;&quot;)">
            <text:p/>
          </table:table-cell>
          <table:table-cell table:style-name="ce146" table:number-columns-repeated="2"/>
          <table:table-cell table:style-name="ce130" table:formula="of:=IF(AND([.$AX$1];[.$AX$2]);[$Données.H31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28]=[$Données.AE28];[$Données.AD29]=[$Données.AE29];[$Données.AD30]=[$Données.AE30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33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150"/>
          <table:table-cell table:style-name="ce146" table:number-columns-repeated="15"/>
          <table:table-cell table:style-name="ce150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31]=[$Données.AE31];[$Données.AD32]=[$Données.AE32];[$Données.AD33]=[$Données.AE33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42]" office:value-type="string" office:string-value="-" calcext:value-type="string">
            <text:p>-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2" calcext:value-type="float">
            <text:p>2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212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212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212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212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212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79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79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65]" office:value-type="float" office:value="4" calcext:value-type="float">
            <text:p>4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5" calcext:value-type="float">
            <text:p>5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-" calcext:value-type="string">
            <text:p>-</text:p>
          </table:table-cell>
          <table:table-cell table:style-name="ce182" table:formula="of:=[$Données.D67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35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35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35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35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135"/>
        <table:table-column table:style-name="co14" table:number-columns-repeated="8" table:default-cell-style-name="ce150"/>
        <table:table-column table:style-name="co1" table:number-columns-repeated="5" table:default-cell-style-name="ce150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50"/>
          <table:covered-table-cell table:style-name="ce61"/>
          <table:covered-table-cell table:number-columns-repeated="3" table:style-name="ce63"/>
          <table:covered-table-cell table:style-name="ce68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office:value-type="float" office:value="0" calcext:value-type="float" table:number-columns-spanned="2" table:number-rows-spanned="2">
            <text:p>0</text:p>
          </table:table-cell>
          <table:covered-table-cell table:style-name="ce25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135" table:number-columns-repeated="5"/>
          <table:table-cell table:style-name="ce39"/>
          <table:table-cell table:style-name="ce391" office:value-type="boolean" office:boolean-value="true" calcext:value-type="boolean">
            <text:p>VRAI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3" table:style-name="ce250"/>
          <table:table-cell table:style-name="ce364" table:number-columns-repeated="3"/>
          <table:covered-table-cell table:number-columns-repeated="3" table:style-name="ce250"/>
          <table:table-cell table:style-name="ce13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53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x| = 1" calcext:value-type="string" table:number-columns-spanned="3" table:number-rows-spanned="1">
            <text:p>|x| = 1</text:p>
          </table:table-cell>
          <table:covered-table-cell table:style-name="ce357"/>
          <table:covered-table-cell table:style-name="ce360"/>
          <table:table-cell table:style-name="ce150"/>
          <table:table-cell table:style-name="ce329" office:value-type="string" calcext:value-type="string" table:number-columns-spanned="5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256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29" table:number-columns-repeated="3"/>
          <table:table-cell table:style-name="ce258"/>
          <table:table-cell table:style-name="ce150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50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50"/>
          <table:table-cell table:style-name="ce379" office:value-type="string" calcext:value-type="string">
            <text:p><text:span text:style-name="T17">Taper </text:span><text:span text:style-name="T18">Alt </text:span><text:span text:style-name="T19">+</text:span><text:span text:style-name="T18"> 0216</text:span><text:span text:style-name="T17"> pour </text:span><text:span text:style-name="T18">Ø </text:span></text:p>
          </table:table-cell>
          <table:table-cell table:style-name="ce150" table:number-columns-repeated="5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56" table:number-columns-repeated="8"/>
          <table:table-cell table:style-name="ce135"/>
          <table:table-cell table:style-name="ce329" office:value-type="string" calcext:value-type="string">
            <text:p>Saisir <text:span text:style-name="T9">I </text:span><text:span text:style-name="T20">puis</text:span><text:span text:style-name="T9"> R</text:span> pour l'ensemble des nombres réels (IR)</text:p>
          </table:table-cell>
          <table:table-cell table:style-name="ce135" table:number-columns-repeated="4"/>
          <table:table-cell table:number-columns-repeated="932"/>
          <table:table-cell table:style-name="ce135" table:number-columns-repeated="11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28]" office:value-type="string" office:string-value="|x| &lt; -1" calcext:value-type="string" table:number-columns-spanned="4" table:number-rows-spanned="1">
            <text:p>|x| &lt; -1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31]" office:value-type="string" office:string-value="|14 - x| ≥ 15" calcext:value-type="string" table:number-columns-spanned="4" table:number-rows-spanned="1">
            <text:p>|14 - x| ≥ 15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39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3"/>
          <draw:control draw:z-index="3" draw:style-name="gr3" draw:text-style-name="P4" svg:width="53.84mm" svg:height="16.8mm" svg:x="585.59mm" svg:y="8.81mm" draw:control="control14"/>
        </table:shapes>
        <table:table-column table:style-name="co15" table:number-columns-repeated="13" table:default-cell-style-name="ce39"/>
        <table:table-column table:style-name="co2" table:number-columns-repeated="5" table:default-cell-style-name="ce39"/>
        <table:table-column table:style-name="co3" table:number-columns-repeated="2" table:default-cell-style-name="ce39"/>
        <table:table-column table:style-name="co16" table:number-columns-repeated="15" table:default-cell-style-name="ce39"/>
        <table:table-column table:style-name="co1" table:number-columns-repeated="974" table:default-cell-style-name="ce39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5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8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8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307" table:formula="of:=[$Données.W141]" office:value-type="string" office:string-value="-5 x² - 20 x - 20 = 0" calcext:value-type="string" table:number-columns-spanned="20" table:number-rows-spanned="1">
            <text:p>-5 x² - 20 x - 20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82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72"/>
          <table:table-cell table:style-name="ce378" table:formula="of:=IF(OR([.$AX$1];[.$AX$2]);IF([$Données.AF143]=[$Données.AG143];1;0);&quot;&quot;)">
            <text:p/>
          </table:table-cell>
          <table:table-cell table:style-name="ce72"/>
          <table:table-cell table:style-name="ce115" table:formula="of:=IF(AND([.$AX$1];[.$AX$2]);[$Données.A143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143];&quot;&quot;)">
            <text:p/>
          </table:table-cell>
          <table:table-cell table:style-name="ce115" table:formula="of:=IF(AND([.$AX$1];[.$AX$2]);[$Données.E143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43];&quot;&quot;)">
            <text:p/>
          </table:table-cell>
          <table:table-cell table:style-name="ce115" table:formula="of:=IF(AND([.$AX$1];[.$AX$2]);[$Données.H14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2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3"/>
          <table:table-cell table:style-name="ce72"/>
          <table:table-cell table:style-name="ce378" table:formula="of:=IF(OR([.$AX$1];[.$AX$2]);IF([$Données.AF144]=[$Données.AG144];1;0);&quot;&quot;)">
            <text:p/>
          </table:table-cell>
          <table:table-cell table:style-name="ce72"/>
          <table:table-cell table:style-name="ce115" table:formula="of:=IF(AND([.$AX$1];[.$AX$2]);[$Données.A144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4];&quot;&quot;)">
            <text:p/>
          </table:table-cell>
          <table:table-cell table:style-name="ce115" table:formula="of:=IF(AND([.$AX$1];[.$AX$2]);[$Données.F144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4];&quot;&quot;)">
            <text:p/>
          </table:table-cell>
          <table:table-cell table:style-name="ce115" table:formula="of:=IF(AND([.$AX$1];[.$AX$2]);[$Données.I144];&quot;&quot;)">
            <text:p/>
          </table:table-cell>
          <table:table-cell table:style-name="ce115" table:formula="of:=IF(AND([.$AX$1];[.$AX$2]);[$Données.J144];&quot;&quot;)">
            <text:p/>
          </table:table-cell>
          <table:table-cell table:style-name="ce115" table:formula="of:=IF(AND([.$AX$1];[.$AX$2]);[$Données.K144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style-name="ce82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²</text:p>
          </table:table-cell>
          <table:table-cell table:style-name="ce52" table:number-columns-repeated="2"/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72"/>
          <table:table-cell table:style-name="ce378" table:formula="of:=IF(OR([.$AX$1];[.$AX$2]);IF([$Données.AF145]=[$Données.AG145];1;0);&quot;&quot;)">
            <text:p/>
          </table:table-cell>
          <table:table-cell table:style-name="ce72"/>
          <table:table-cell table:style-name="ce115" table:formula="of:=IF(AND([.$AX$1];[.$AX$2]);[$Données.A145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5];&quot;&quot;)">
            <text:p/>
          </table:table-cell>
          <table:table-cell table:style-name="ce115" table:formula="of:=IF(AND([.$AX$1];[.$AX$2]);[$Données.F145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5];&quot;&quot;)">
            <text:p/>
          </table:table-cell>
          <table:table-cell table:style-name="ce115" table:formula="of:=IF(AND([.$AX$1];[.$AX$2]);[$Données.I145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2"/>
          <table:table-cell table:style-name="Default" table:number-columns-repeated="2"/>
          <table:table-cell table:number-columns-repeated="3"/>
          <table:table-cell table:style-name="ce82" table:number-columns-repeated="2"/>
          <table:table-cell table:style-name="Default" table:number-columns-repeated="2"/>
          <table:table-cell table:number-columns-repeated="967"/>
          <table:table-cell table:style-name="ce39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6]=[$Données.AG146];1;0);&quot;&quot;)">
            <text:p/>
          </table:table-cell>
          <table:table-cell table:style-name="ce72"/>
          <table:table-cell table:style-name="ce115" table:formula="of:=IF(AND([.$AX$1];[.$AX$2]);[$Données.A146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6];&quot;&quot;)">
            <text:p/>
          </table:table-cell>
          <table:table-cell table:style-name="ce115" table:formula="of:=IF(AND([.$AX$1];[.$AX$2]);[$Données.F146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6];&quot;&quot;)">
            <text:p/>
          </table:table-cell>
          <table:table-cell table:style-name="ce115" table:formula="of:=IF(AND([.$AX$1];[.$AX$2]);[$Données.I146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123"/>
          <table:table-cell table:style-name="ce72" table:number-columns-repeated="2"/>
          <table:table-cell table:style-name="ce82" table:number-columns-repeated="3"/>
          <table:table-cell table:number-columns-repeated="969"/>
          <table:table-cell table:style-name="ce39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378" table:formula="of:=IF(OR([.$AX$1];[.$AX$2]);IF([$Données.AF147]=[$Données.AG147];1;0);&quot;&quot;)">
            <text:p/>
          </table:table-cell>
          <table:table-cell table:style-name="ce72"/>
          <table:table-cell table:style-name="ce115" table:formula="of:=IF(AND([.$AX$1];[.$AX$2]);[$Données.A147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7];&quot;&quot;)">
            <text:p/>
          </table:table-cell>
          <table:table-cell table:style-name="ce115" table:formula="of:=IF(AND([.$AX$1];[.$AX$2]);[$Données.E147];&quot;&quot;)">
            <text:p/>
          </table:table-cell>
          <table:table-cell table:style-name="ce115" table:formula="of:=IF(AND([.$AX$1];[.$AX$2]);[$Données.F147];&quot;&quot;)">
            <text:p/>
          </table:table-cell>
          <table:table-cell table:style-name="ce115" table:formula="of:=IF(AND([.$AX$1];[.$AX$2]);[$Données.G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47];&quot;&quot;)">
            <text:p/>
          </table:table-cell>
          <table:table-cell table:style-name="ce115" table:formula="of:=IF(AND([.$AX$1];[.$AX$2]);[$Données.L147];&quot;&quot;)">
            <text:p/>
          </table:table-cell>
          <table:table-cell table:style-name="ce115" table:formula="of:=IF(AND([.$AX$1];[.$AX$2]);[$Données.M147];&quot;&quot;)">
            <text:p/>
          </table:table-cell>
          <table:table-cell table:style-name="ce115" table:formula="of:=IF(AND([.$AX$1];[.$AX$2]);[$Données.N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115" table:formula="of:=IF(AND([.$AX$1];[.$AX$2]);[$Données.A148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8];&quot;&quot;)">
            <text:p/>
          </table:table-cell>
          <table:table-cell table:style-name="ce115" table:formula="of:=IF(AND([.$AX$1];[.$AX$2]);[$Données.E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48];&quot;&quot;)">
            <text:p/>
          </table:table-cell>
          <table:table-cell table:style-name="ce115" table:formula="of:=IF(AND([.$AX$1];[.$AX$2]);[$Données.J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1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1">2</text:span> =</text:p>
          </table:table-cell>
          <table:table-cell table:style-name="ce52"/>
          <table:table-cell table:style-name="ce56" table:number-columns-repeated="11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87"/>
          <table:table-cell table:style-name="ce300" office:value-type="string" calcext:value-type="string">
            <text:p>x<text:span text:style-name="T21">1</text:span> =</text:p>
          </table:table-cell>
          <table:table-cell table:style-name="ce115" table:formula="of:=IF(AND([.$AX$1];[.$AX$2]);[$Données.C149];&quot;&quot;)">
            <text:p/>
          </table:table-cell>
          <table:table-cell table:style-name="ce72"/>
          <table:table-cell table:style-name="ce300" office:value-type="string" calcext:value-type="string">
            <text:p>x<text:span text:style-name="T21">2</text:span> =</text:p>
          </table:table-cell>
          <table:table-cell table:style-name="ce115" table:formula="of:=IF(AND([.$AX$1];[.$AX$2]);[$Données.G149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F+49kV1EGazF79SmnAqvtH4abv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5"/>
          <draw:control draw:z-index="1" draw:style-name="gr3" draw:text-style-name="P4" svg:width="53.84mm" svg:height="16.8mm" svg:x="262.65mm" svg:y="8.45mm" draw:control="control16"/>
        </table:shapes>
        <table:table-column table:style-name="co2" table:number-columns-repeated="14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style-name="ce59"/>
          <table:table-cell table:style-name="ce59" table:number-columns-repeated="4"/>
          <table:table-cell table:style-name="ce117" table:number-columns-repeated="3"/>
          <table:table-cell table:style-name="ce111" table:formula="of:=IF(OR([.$X$1];[.$X$2]);[$Données.AE35];&quot;&quot;)" office:value-type="float" office:value="1.08108108108108" calcext:value-type="float" table:number-columns-spanned="2" table:number-rows-spanned="2">
            <text:p>1,08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38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table-cell table:style-name="ce59" table:number-columns-repeated="5"/>
          <table:table-cell table:style-name="ce117" table:number-columns-repeated="3"/>
          <table:covered-table-cell table:style-name="ce59"/>
          <table:covered-table-cell/>
          <table:covered-table-cell table:style-name="ce59"/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135"/>
          <table:covered-table-cell table:number-columns-repeated="10"/>
          <table:covered-table-cell table:style-name="ce150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17]" office:value-type="string" office:string-value="-3 x² +  x + 10" calcext:value-type="string" table:number-columns-spanned="13" table:number-rows-spanned="1">
            <text:p>-3 x² + <text:s/>x + 10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 office:value-type="float" office:value="1" calcext:value-type="float">
            <text:p>1</text:p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398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 office:value-type="float" office:value="-3" calcext:value-type="float">
            <text:p>-3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X$1];[.$X$2]);[$Données.D21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 office:value-type="string" office:string-value="+" calcext:value-type="string">
            <text:p>+</text:p>
          </table:table-cell>
          <table:table-cell table:style-name="ce130" table:formula="of:=IF(AND([.$X$1];[.$X$2]);[$Données.I21];&quot;&quot;)" office:value-type="float" office:value="10" calcext:value-type="float">
            <text:p>10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 office:value-type="float" office:value="3" calcext:value-type="float">
            <text:p>3</text:p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I23];&quot;&quot;)" office:value-type="float" office:value="1" calcext:value-type="float">
            <text:p>1</text:p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398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 office:value-type="float" office:value="-3" calcext:value-type="float">
            <text:p>-3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 office:value-type="string" office:string-value="+" calcext:value-type="string">
            <text:p>+</text:p>
          </table:table-cell>
          <table:table-cell table:style-name="ce130" table:formula="of:=IF(AND([.$X$1];[.$X$2]);[$Données.L24];&quot;&quot;)" office:value-type="float" office:value="10" calcext:value-type="float">
            <text:p>10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 office:value-type="float" office:value="6" calcext:value-type="float">
            <text:p>6</text:p>
          </table:table-cell>
          <table:table-cell table:style-name="ce56" table:number-columns-repeated="2"/>
          <table:table-cell table:style-name="ce130" table:formula="of:=IF(AND([.$X$1];[.$X$2]);[$Données.I25];&quot;&quot;)" office:value-type="float" office:value="36" calcext:value-type="float">
            <text:p>36</text:p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H27];&quot;&quot;)" office:value-type="float" office:value="1" calcext:value-type="float">
            <text:p>1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398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 office:value-type="float" office:value="-3" calcext:value-type="float">
            <text:p>-3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 office:value-type="string" office:string-value="+" calcext:value-type="string">
            <text:p>+</text:p>
          </table:table-cell>
          <table:table-cell table:style-name="ce130" table:formula="of:=IF(AND([.$X$1];[.$X$2]);[$Données.J28];&quot;&quot;)" office:value-type="float" office:value="10" calcext:value-type="float">
            <text:p>10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 office:value-type="float" office:value="6" calcext:value-type="float">
            <text:p>6</text:p>
          </table:table-cell>
          <table:table-cell table:style-name="ce56"/>
          <table:table-cell table:style-name="ce67"/>
          <table:table-cell table:style-name="ce130" table:formula="of:=IF(AND([.$X$1];[.$X$2]);[$Données.H29];&quot;&quot;)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H31];&quot;&quot;)" office:value-type="float" office:value="121" calcext:value-type="float">
            <text:p>121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39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 office:value-type="float" office:value="-3" calcext:value-type="float">
            <text:p>-3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 office:value-type="float" office:value="6" calcext:value-type="float">
            <text:p>6</text:p>
          </table:table-cell>
          <table:table-cell table:style-name="ce56"/>
          <table:table-cell table:style-name="ce67"/>
          <table:table-cell table:style-name="ce130" table:formula="of:=IF(AND([.$X$1];[.$X$2]);[$Données.H33];&quot;&quot;)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50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 office:value-type="float" office:value="1" calcext:value-type="float">
            <text:p>1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7]" office:value-type="float" office:value="121" calcext:value-type="float">
            <text:p>121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398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T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 office:value-type="float" office:value="6" calcext:value-type="float">
            <text:p>6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9]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F+49kV1EGazF79SmnAqvtH4abvc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7" table:default-cell-style-name="ce420"/>
        <table:table-column table:style-name="co18" table:number-columns-repeated="3" table:default-cell-style-name="ce420"/>
        <table:table-column table:style-name="co1" table:default-cell-style-name="ce420"/>
        <table:table-column table:style-name="co18" table:default-cell-style-name="ce420"/>
        <table:table-column table:style-name="co19" table:default-cell-style-name="ce420"/>
        <table:table-column table:style-name="co20" table:default-cell-style-name="ce420"/>
        <table:table-column table:style-name="co18" table:number-columns-repeated="4" table:default-cell-style-name="ce420"/>
        <table:table-column table:style-name="co21" table:default-cell-style-name="ce420"/>
        <table:table-column table:style-name="co22" table:default-cell-style-name="ce420"/>
        <table:table-column table:style-name="co23" table:number-columns-repeated="2" table:default-cell-style-name="ce420"/>
        <table:table-column table:style-name="co24" table:default-cell-style-name="ce420"/>
        <table:table-column table:style-name="co23" table:default-cell-style-name="ce420"/>
        <table:table-column table:style-name="co25" table:default-cell-style-name="ce420"/>
        <table:table-column table:style-name="co26" table:default-cell-style-name="ce420"/>
        <table:table-column table:style-name="co23" table:number-columns-repeated="2" table:default-cell-style-name="ce420"/>
        <table:table-column table:style-name="co27" table:number-columns-repeated="2" table:default-cell-style-name="ce420"/>
        <table:table-column table:style-name="co28" table:number-columns-repeated="2" table:default-cell-style-name="ce420"/>
        <table:table-column table:style-name="co27" table:number-columns-repeated="5" table:default-cell-style-name="ce420"/>
        <table:table-column table:style-name="co23" table:default-cell-style-name="ce420"/>
        <table:table-column table:style-name="co29" table:default-cell-style-name="ce420"/>
        <table:table-column table:style-name="co30" table:default-cell-style-name="ce420"/>
        <table:table-column table:style-name="co23" table:number-columns-repeated="2" table:default-cell-style-name="ce420"/>
        <table:table-column table:style-name="co31" table:default-cell-style-name="ce420"/>
        <table:table-column table:style-name="co1" table:number-columns-repeated="2" table:default-cell-style-name="ce420"/>
        <table:table-column table:style-name="co23" table:default-cell-style-name="ce420"/>
        <table:table-column table:style-name="co32" table:default-cell-style-name="ce420"/>
        <table:table-column table:style-name="co33" table:default-cell-style-name="ce420"/>
        <table:table-column table:style-name="co34" table:number-columns-repeated="3" table:default-cell-style-name="ce420"/>
        <table:table-column table:style-name="co35" table:default-cell-style-name="ce420"/>
        <table:table-column table:style-name="co36" table:default-cell-style-name="ce420"/>
        <table:table-column table:style-name="co1" table:number-columns-repeated="2" table:default-cell-style-name="ce420"/>
        <table:table-column table:style-name="co37" table:default-cell-style-name="ce420"/>
        <table:table-column table:style-name="co38" table:default-cell-style-name="ce420"/>
        <table:table-column table:style-name="co1" table:number-columns-repeated="2" table:default-cell-style-name="ce420"/>
        <table:table-column table:style-name="co23" table:number-columns-repeated="2" table:default-cell-style-name="ce420"/>
        <table:table-column table:style-name="co39" table:default-cell-style-name="ce420"/>
        <table:table-column table:style-name="co40" table:default-cell-style-name="ce420"/>
        <table:table-column table:style-name="co23" table:number-columns-repeated="2" table:default-cell-style-name="ce420"/>
        <table:table-column table:style-name="co41" table:number-columns-repeated="3" table:default-cell-style-name="ce420"/>
        <table:table-column table:style-name="co42" table:default-cell-style-name="ce420"/>
        <table:table-column table:style-name="co43" table:default-cell-style-name="ce420"/>
        <table:table-column table:style-name="co23" table:number-columns-repeated="959" table:default-cell-style-name="ce420"/>
        <table:table-column table:style-name="co23" table:default-cell-style-name="ce519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463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6">(2 * </text:span>a<text:span text:style-name="T6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6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392741" calcext:value-type="float">
            <text:p>392741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17" calcext:value-type="float">
            <text:p>17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171317" calcext:value-type="float">
            <text:p>171317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206122" calcext:value-type="float">
            <text:p>206122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22" calcext:value-type="float">
            <text:p>22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15905" calcext:value-type="float">
            <text:p>15905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763121" calcext:value-type="float">
            <text:p>763121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2" calcext:value-type="float">
            <text:p>2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505829" calcext:value-type="float">
            <text:p>505829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77" office:value-type="string" calcext:value-type="string">
            <text:p></text:p>
          </table:table-cell>
          <table:table-cell table:style-name="ce57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)" office:value-type="string" office:string-value="3 x² - 12 x + 4" calcext:value-type="string" table:number-columns-spanned="5" table:number-rows-spanned="1">
            <text:p>3 x² - 12 x + 4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332837" calcext:value-type="float">
            <text:p>332837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18" calcext:value-type="float">
            <text:p>18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425448" calcext:value-type="float">
            <text:p>425448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-" calcext:value-type="string">
            <text:p>-</text:p>
          </table:table-cell>
          <table:table-cell table:formula="of:=ABS([.R6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4" calcext:value-type="float">
            <text:p>4</text:p>
          </table:table-cell>
          <table:table-cell table:number-columns-repeated="9"/>
          <table:table-cell table:style-name="ce422" table:formula="of:=IF(RANDBETWEEN(0;1);-1;1)*RANDBETWEEN(1;6)" office:value-type="float" office:value="3" calcext:value-type="float">
            <text:p>3</text:p>
          </table:table-cell>
          <table:table-cell table:style-name="ce422" table:formula="of:=-2*[.Q6]*[.T6]" office:value-type="float" office:value="-12" calcext:value-type="float">
            <text:p>-12</text:p>
          </table:table-cell>
          <table:table-cell table:style-name="ce422" table:formula="of:=IF(RANDBETWEEN(0;1);-1;1)*RANDBETWEEN(1;10)" office:value-type="float" office:value="4" calcext:value-type="float">
            <text:p>4</text:p>
          </table:table-cell>
          <table:table-cell table:style-name="ce422" table:formula="of:=IF(RANDBETWEEN(0;1);-1;1)*RANDBETWEEN(1;6)" office:value-type="float" office:value="2" calcext:value-type="float">
            <text:p>2</text:p>
          </table:table-cell>
          <table:table-cell table:style-name="ce422" table:formula="of:=[.Q6]*[.T6]^2+[.R6]*[.T6]+[.S6]" office:value-type="float" office:value="-8" calcext:value-type="float">
            <text:p>-8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745395" calcext:value-type="float">
            <text:p>745395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3" calcext:value-type="float">
            <text:p>3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705722" calcext:value-type="float">
            <text:p>705722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[.$Q$6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4" calcext:value-type="float">
            <text:p>4</text:p>
          </table:table-cell>
          <table:table-cell table:number-columns-repeated="13"/>
          <table:table-cell table:style-name="ce422" table:formula="of:=IF(ISBLANK([$'2nd ° Seconde N1'.B7]);0;IF([$'2nd ° Seconde N1'.B7]=[.A7];1;-0.5))" office:value-type="float" office:value="0" calcext:value-type="float">
            <text:p>0</text:p>
          </table:table-cell>
          <table:table-cell table:style-name="ce422" table:formula="of:=IF(ISBLANK([$'2nd ° Seconde N1'.E7]);0;IF([$'2nd ° Seconde N1'.E7]=[.D7];1;-0.5))" office:value-type="float" office:value="0" calcext:value-type="float">
            <text:p>0</text:p>
          </table:table-cell>
          <table:table-cell table:style-name="ce422" table:formula="of:=IF(ISBLANK([$'2nd ° Seconde N1'.F7]);0;IF([$'2nd ° Seconde N1'.F7]=[.E7];1;-0.5))" office:value-type="float" office:value="0" calcext:value-type="float">
            <text:p>0</text:p>
          </table:table-cell>
          <table:table-cell table:style-name="ce422" table:formula="of:=IF(ISBLANK([$'2nd ° Seconde N1'.I7]);0;IF([$'2nd ° Seconde N1'.I7]=[.H7];1;-0.5))" office:value-type="float" office:value="0" calcext:value-type="float">
            <text:p>0</text:p>
          </table:table-cell>
          <table:table-cell table:style-name="ce422" table:formula="of:=IF(ISBLANK([$'2nd ° Seconde N1'.J7]);0;IF([$'2nd ° Seconde N1'.J7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232596" calcext:value-type="float">
            <text:p>232596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21" calcext:value-type="float">
            <text:p>21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293463" calcext:value-type="float">
            <text:p>293463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4" calcext:value-type="float">
            <text:p>4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4" calcext:value-type="float">
            <text:p>4</text:p>
          </table:table-cell>
          <table:table-cell table:number-columns-repeated="4"/>
          <table:table-cell table:style-name="ce479" table:number-columns-repeated="2"/>
          <table:table-cell table:number-columns-repeated="4"/>
          <table:table-cell table:style-name="ce422" table:formula="of:=IF(ISBLANK([$'2nd ° Seconde N1'.B9]);0;IF([$'2nd ° Seconde N1'.B9]=[.A8];1;-0.5))" office:value-type="float" office:value="0" calcext:value-type="float">
            <text:p>0</text:p>
          </table:table-cell>
          <table:table-cell table:style-name="ce422" table:formula="of:=IF(ISBLANK([$'2nd ° Seconde N1'.F9]);0;IF([$'2nd ° Seconde N1'.F9]=[.E8];1;-0.5))" office:value-type="float" office:value="0" calcext:value-type="float">
            <text:p>0</text:p>
          </table:table-cell>
          <table:table-cell table:style-name="ce422" table:formula="of:=IF(ISBLANK([$'2nd ° Seconde N1'.G9]);0;IF([$'2nd ° Seconde N1'.G9]=[.F8];1;-0.5))" office:value-type="float" office:value="0" calcext:value-type="float">
            <text:p>0</text:p>
          </table:table-cell>
          <table:table-cell table:style-name="ce422" table:formula="of:=IF(ISBLANK([$'2nd ° Seconde N1'.I9]);0;IF([$'2nd ° Seconde N1'.I9]=[.H8];1;-0.5))" office:value-type="float" office:value="0" calcext:value-type="float">
            <text:p>0</text:p>
          </table:table-cell>
          <table:table-cell table:style-name="ce422" table:formula="of:=IF(ISBLANK([$'2nd ° Seconde N1'.J9]);0;IF([$'2nd ° Seconde N1'.J9]=[.I8];1;-0.5))" office:value-type="float" office:value="0" calcext:value-type="float">
            <text:p>0</text:p>
          </table:table-cell>
          <table:table-cell table:style-name="ce422" table:formula="of:=IF(ISBLANK([$'2nd ° Seconde N1'.L9]);0;IF([$'2nd ° Seconde N1'.L9]=[.K8];1;-0.5))" office:value-type="float" office:value="0" calcext:value-type="float">
            <text:p>0</text:p>
          </table:table-cell>
          <table:table-cell table:style-name="ce422" table:formula="of:=IF(ISBLANK([$'2nd ° Seconde N1'.M9]);0;IF([$'2nd ° Seconde N1'.M9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617782" calcext:value-type="float">
            <text:p>617782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8" calcext:value-type="float">
            <text:p>8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430091" calcext:value-type="float">
            <text:p>430091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12" calcext:value-type="float">
            <text:p>12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4" calcext:value-type="float">
            <text:p>4</text:p>
          </table:table-cell>
          <table:table-cell table:number-columns-repeated="12"/>
          <table:table-cell table:style-name="ce422" table:formula="of:=IF(ISBLANK([$'2nd ° Seconde N1'.B11]);0;IF([$'2nd ° Seconde N1'.B11]=[.A9];1;-0.5))" office:value-type="float" office:value="0" calcext:value-type="float">
            <text:p>0</text:p>
          </table:table-cell>
          <table:table-cell table:style-name="ce422" table:formula="of:=IF(ISBLANK([$'2nd ° Seconde N1'.E11]);0;IF([$'2nd ° Seconde N1'.E11]=[.D9];1;-0.5))" office:value-type="float" office:value="0" calcext:value-type="float">
            <text:p>0</text:p>
          </table:table-cell>
          <table:table-cell table:style-name="ce422" table:formula="of:=IF(ISBLANK([$'2nd ° Seconde N1'.F11]);0;IF([$'2nd ° Seconde N1'.F11]=[.E9];1;-0.5))" office:value-type="float" office:value="0" calcext:value-type="float">
            <text:p>0</text:p>
          </table:table-cell>
          <table:table-cell table:style-name="ce422" table:formula="of:=IF(ISBLANK([$'2nd ° Seconde N1'.H11]);0;IF([$'2nd ° Seconde N1'.H11]=[.G9];1;-0.5))" office:value-type="float" office:value="0" calcext:value-type="float">
            <text:p>0</text:p>
          </table:table-cell>
          <table:table-cell table:style-name="ce422" table:formula="of:=IF(ISBLANK([$'2nd ° Seconde N1'.I11]);0;IF([$'2nd ° Seconde N1'.I11]=[.H9];1;-0.5))" office:value-type="float" office:value="0" calcext:value-type="float">
            <text:p>0</text:p>
          </table:table-cell>
          <table:table-cell table:style-name="ce422" table:formula="of:=IF(ISBLANK([$'2nd ° Seconde N1'.J11]);0;IF([$'2nd ° Seconde N1'.J11]=[.I9];1;-0.5))" office:value-type="float" office:value="0" calcext:value-type="float">
            <text:p>0</text:p>
          </table:table-cell>
          <table:table-cell table:style-name="ce422" table:formula="of:=IF(ISBLANK([$'2nd ° Seconde N1'.K11]);0;IF([$'2nd ° Seconde N1'.K11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559514" calcext:value-type="float">
            <text:p>55951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10" calcext:value-type="float">
            <text:p>10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146531" calcext:value-type="float">
            <text:p>14653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8" calcext:value-type="float">
            <text:p>8</text:p>
          </table:table-cell>
          <table:table-cell table:number-columns-repeated="2"/>
          <table:table-cell table:style-name="ce395" table:number-columns-repeated="2"/>
          <table:table-cell table:number-columns-repeated="10"/>
          <table:table-cell table:style-name="ce422" table:formula="of:=IF(ISBLANK([$'2nd ° Seconde N1'.B13]);0;IF([$'2nd ° Seconde N1'.B13]=[.A10];1;-0.5))" office:value-type="float" office:value="0" calcext:value-type="float">
            <text:p>0</text:p>
          </table:table-cell>
          <table:table-cell table:style-name="ce422" table:formula="of:=IF(ISBLANK([$'2nd ° Seconde N1'.E13]);0;IF([$'2nd ° Seconde N1'.E13]=[.D10];1;-0.5))" office:value-type="float" office:value="0" calcext:value-type="float">
            <text:p>0</text:p>
          </table:table-cell>
          <table:table-cell table:style-name="ce422" table:formula="of:=IF(ISBLANK([$'2nd ° Seconde N1'.F13]);0;IF([$'2nd ° Seconde N1'.F13]=[.E10];1;-0.5))" office:value-type="float" office:value="0" calcext:value-type="float">
            <text:p>0</text:p>
          </table:table-cell>
          <table:table-cell table:style-name="ce422" table:formula="of:=IF(ISBLANK([$'2nd ° Seconde N1'.H13]);0;IF([$'2nd ° Seconde N1'.H13]=[.G10];1;-0.5))" office:value-type="float" office:value="0" calcext:value-type="float">
            <text:p>0</text:p>
          </table:table-cell>
          <table:table-cell table:style-name="ce422" table:formula="of:=IF(ISBLANK([$'2nd ° Seconde N1'.I13]);0;IF([$'2nd ° Seconde N1'.I13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23658" calcext:value-type="float">
            <text:p>23658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25" calcext:value-type="float">
            <text:p>2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25923" calcext:value-type="float">
            <text:p>25923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192633" calcext:value-type="float">
            <text:p>192633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23" calcext:value-type="float">
            <text:p>23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806131" calcext:value-type="float">
            <text:p>806131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° Seconde N1'.D15]);0;IF([$'2nd ° Seconde N1'.D15]=[.T6];1;-0.5))" office:value-type="float" office:value="0" calcext:value-type="float">
            <text:p>0</text:p>
          </table:table-cell>
          <table:table-cell table:style-name="ce422" table:formula="of:=IF(ISBLANK([$'2nd ° Seconde N1'.G15]);0;IF([$'2nd ° Seconde N1'.G15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700968" calcext:value-type="float">
            <text:p>700968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5" calcext:value-type="float">
            <text:p>5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149924" calcext:value-type="float">
            <text:p>149924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98427" calcext:value-type="float">
            <text:p>98427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24" calcext:value-type="float">
            <text:p>24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962845" calcext:value-type="float">
            <text:p>96284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251662" calcext:value-type="float">
            <text:p>251662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20" calcext:value-type="float">
            <text:p>20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561355" calcext:value-type="float">
            <text:p>561355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608160" calcext:value-type="float">
            <text:p>608160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9" calcext:value-type="float">
            <text:p>9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979816" calcext:value-type="float">
            <text:p>979816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744730" calcext:value-type="float">
            <text:p>744730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4" calcext:value-type="float">
            <text:p>4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181897" calcext:value-type="float">
            <text:p>18189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)" office:value-type="string" office:string-value="-3 x² +  x + 10" calcext:value-type="string" table:number-columns-spanned="5" table:number-rows-spanned="1">
            <text:p>-3 x² + <text:s/>x + 10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677973" calcext:value-type="float">
            <text:p>67797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6" calcext:value-type="float">
            <text:p>6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399601" calcext:value-type="float">
            <text:p>399601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>
            <text:p/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10" calcext:value-type="float">
            <text:p>10</text:p>
          </table:table-cell>
          <table:table-cell table:number-columns-repeated="9"/>
          <table:table-cell table:style-name="ce422" table:formula="of:=INDEX([.AI2:.AI26];[.AM2])" office:value-type="float" office:value="-3" calcext:value-type="float">
            <text:p>-3</text:p>
          </table:table-cell>
          <table:table-cell table:style-name="ce422" table:formula="of:=INDEX([.AJ2:.AJ26];[.AM2])" office:value-type="float" office:value="1" calcext:value-type="float">
            <text:p>1</text:p>
          </table:table-cell>
          <table:table-cell table:style-name="ce422" table:formula="of:=IF(RANDBETWEEN(0;1);-1;1)*RANDBETWEEN(1;10)" office:value-type="float" office:value="10" calcext:value-type="float">
            <text:p>10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486467" calcext:value-type="float">
            <text:p>486467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14" calcext:value-type="float">
            <text:p>14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595435" calcext:value-type="float">
            <text:p>595435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7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G7]);0;IF([$'2nd ° Seconde N2'.G7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422612" calcext:value-type="float">
            <text:p>422612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15" calcext:value-type="float">
            <text:p>15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831672" calcext:value-type="float">
            <text:p>831672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1" calcext:value-type="float">
            <text:p>1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395"/>
          <table:table-cell table:style-name="ce481" table:formula="of:=[.Q18]*[.Q20]^2+[.R18]*[.Q20]+[.S18]" office:value-type="float" office:value="10.0833333333333" calcext:value-type="float" table:number-columns-spanned="2" table:number-rows-spanned="1">
            <text:p>121/12 <text:s text:c="2"/></text:p>
          </table:table-cell>
          <table:covered-table-cell/>
          <table:table-cell/>
          <table:covered-table-cell/>
          <table:table-cell table:style-name="ce422" table:formula="of:=IF(ISBLANK([$'2nd ° Seconde N2'.B8]);0;IF([$'2nd ° Seconde N2'.B8]=[.A21];1;-0.5))" office:value-type="float" office:value="0" calcext:value-type="float">
            <text:p>0</text:p>
          </table:table-cell>
          <table:table-cell table:style-name="ce422" table:formula="of:=IF(ISBLANK([$'2nd ° Seconde N2'.F8]);0;IF([$'2nd ° Seconde N2'.F8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8]);0;IF([$'2nd ° Seconde N2'.J8]=[.H21];1;-0.5))" office:value-type="float" office:value="0" calcext:value-type="float">
            <text:p>0</text:p>
          </table:table-cell>
          <table:table-cell table:style-name="ce422" table:formula="of:=IF(ISBLANK([$'2nd ° Seconde N2'.K8]);0;IF([$'2nd ° Seconde N2'.K8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668137" calcext:value-type="float">
            <text:p>668137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7" calcext:value-type="float">
            <text:p>7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554583" calcext:value-type="float">
            <text:p>55458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10" calcext:value-type="float">
            <text:p>10</text:p>
          </table:table-cell>
          <table:table-cell table:number-columns-repeated="3"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G9]);0;IF([$'2nd ° Seconde N2'.G9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406424" calcext:value-type="float">
            <text:p>40642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16" calcext:value-type="float">
            <text:p>16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369380" calcext:value-type="float">
            <text:p>369380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3" calcext:value-type="float">
            <text:p>3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G11]);0;IF([$'2nd ° Seconde N2'.G11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1]);0;IF([$'2nd ° Seconde N2'.J11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530117" calcext:value-type="float">
            <text:p>530117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898583" calcext:value-type="float">
            <text:p>898583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R18])^2" office:value-type="float" office:value="1" calcext:value-type="float">
            <text:p>1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B12]);0;IF([$'2nd ° Seconde N2'.B12]=[.A24];1;-0.5))" office:value-type="float" office:value="0" calcext:value-type="float">
            <text:p>0</text:p>
          </table:table-cell>
          <table:table-cell table:style-name="ce422" table:formula="of:=IF(ISBLANK([$'2nd ° Seconde N2'.F12]);0;IF([$'2nd ° Seconde N2'.F12]=[.E24];1;-0.5))" office:value-type="float" office:value="0" calcext:value-type="float">
            <text:p>0</text:p>
          </table:table-cell>
          <table:table-cell table:style-name="ce422" table:formula="of:=IF(ISBLANK([$'2nd ° Seconde N2'.I12]);0;IF([$'2nd ° Seconde N2'.I12]=[.H24];1;-0.5))" office:value-type="float" office:value="0" calcext:value-type="float">
            <text:p>0</text:p>
          </table:table-cell>
          <table:table-cell table:style-name="ce422" table:formula="of:=IF(ISBLANK([$'2nd ° Seconde N2'.L12]);0;IF([$'2nd ° Seconde N2'.L12]=[.K24];1;-0.5))" office:value-type="float" office:value="0" calcext:value-type="float">
            <text:p>0</text:p>
          </table:table-cell>
          <table:table-cell table:style-name="ce422" table:formula="of:=IF(ISBLANK([$'2nd ° Seconde N2'.M12]);0;IF([$'2nd ° Seconde N2'.M12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513784" calcext:value-type="float">
            <text:p>513784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12" calcext:value-type="float">
            <text:p>12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684854" calcext:value-type="float">
            <text:p>684854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10" calcext:value-type="float">
            <text:p>10</text:p>
          </table:table-cell>
          <table:table-cell table:number-columns-repeated="9"/>
          <table:covered-table-cell/>
          <table:table-cell table:style-name="ce422" table:number-columns-repeated="2"/>
          <table:table-cell table:style-name="ce422" table:formula="of:=IF(ISBLANK([$'2nd ° Seconde N2'.G13]);0;IF([$'2nd ° Seconde N2'.G13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3]);0;IF([$'2nd ° Seconde N2'.J13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287702" calcext:value-type="float">
            <text:p>287702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19" calcext:value-type="float">
            <text:p>19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412602" calcext:value-type="float">
            <text:p>412602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6" calcext:value-type="float">
            <text:p>6</text:p>
          </table:table-cell>
          <table:table-cell table:style-name="ce395" table:number-columns-repeated="2"/>
          <table:table-cell table:style-name="ce428" table:formula="of:=ABS(4*[.Q18]^2)" office:value-type="float" office:value="36" calcext:value-type="float">
            <text:p>36</text:p>
          </table:table-cell>
          <table:table-cell table:style-name="ce395" table:number-columns-repeated="6"/>
          <table:table-cell table:number-columns-repeated="6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F15]);0;IF([$'2nd ° Seconde N2'.F15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5]);0;IF([$'2nd ° Seconde N2'.I15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496081" calcext:value-type="float">
            <text:p>496081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13" calcext:value-type="float">
            <text:p>13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289236" calcext:value-type="float">
            <text:p>289236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B16]);0;IF([$'2nd ° Seconde N2'.B16]=[.A28];1;-0.5))" office:value-type="float" office:value="0" calcext:value-type="float">
            <text:p>0</text:p>
          </table:table-cell>
          <table:table-cell table:style-name="ce422" table:formula="of:=IF(ISBLANK([$'2nd ° Seconde N2'.E16]);0;IF([$'2nd ° Seconde N2'.E16]=[.D28];1;-0.5))" office:value-type="float" office:value="0" calcext:value-type="float">
            <text:p>0</text:p>
          </table:table-cell>
          <table:table-cell table:style-name="ce422" table:formula="of:=IF(ISBLANK([$'2nd ° Seconde N2'.H16]);0;IF([$'2nd ° Seconde N2'.H16]=[.G28];1;-0.5))" office:value-type="float" office:value="0" calcext:value-type="float">
            <text:p>0</text:p>
          </table:table-cell>
          <table:table-cell table:style-name="ce422" table:formula="of:=IF(ISBLANK([$'2nd ° Seconde N2'.J16]);0;IF([$'2nd ° Seconde N2'.J16]=[.I28];1;-0.5))" office:value-type="float" office:value="0" calcext:value-type="float">
            <text:p>0</text:p>
          </table:table-cell>
          <table:table-cell table:style-name="ce422" table:formula="of:=IF(ISBLANK([$'2nd ° Seconde N2'.K16]);0;IF([$'2nd ° Seconde N2'.K16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847281" calcext:value-type="float">
            <text:p>847281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1" calcext:value-type="float">
            <text:p>1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894768" calcext:value-type="float">
            <text:p>894768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R18])^2" office:value-type="float" office:value="1" calcext:value-type="float">
            <text:p>1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F17]);0;IF([$'2nd ° Seconde N2'.F17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7]);0;IF([$'2nd ° Seconde N2'.I17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+" calcext:value-type="string">
            <text:p>+</text:p>
          </table:table-cell>
          <table:table-cell table:style-name="ce428" table:formula="of:=ABS([.S18])" office:value-type="float" office:value="10" calcext:value-type="float">
            <text:p>10</text:p>
          </table:table-cell>
          <table:table-cell table:number-columns-repeated="2"/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F19]);0;IF([$'2nd ° Seconde N2'.F19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9]);0;IF([$'2nd ° Seconde N2'.I19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6" calcext:value-type="float">
            <text:p>6</text:p>
          </table:table-cell>
          <table:table-cell table:style-name="ce395" table:number-columns-repeated="2"/>
          <table:table-cell table:style-name="ce428" table:formula="of:=ABS(4*[.Q18]^2/[.Q18])" office:value-type="float" office:value="12" calcext:value-type="float">
            <text:p>12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B20]);0;IF([$'2nd ° Seconde N2'.B20]=[.A32];1;-0.5))" office:value-type="float" office:value="0" calcext:value-type="float">
            <text:p>0</text:p>
          </table:table-cell>
          <table:table-cell table:style-name="ce422" table:formula="of:=IF(ISBLANK([$'2nd ° Seconde N2'.E20]);0;IF([$'2nd ° Seconde N2'.E20]=[.D32];1;-0.5))" office:value-type="float" office:value="0" calcext:value-type="float">
            <text:p>0</text:p>
          </table:table-cell>
          <table:table-cell table:style-name="ce422" table:formula="of:=IF(ISBLANK([$'2nd ° Seconde N2'.H20]);0;IF([$'2nd ° Seconde N2'.H20]=[.G3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9:.AC2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F21]);0;IF([$'2nd ° Seconde N2'.F21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1]);0;IF([$'2nd ° Seconde N2'.I21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S20])*ABS(4*[.Q18]^2/[.Q18])" office:value-type="float" office:value="121" calcext:value-type="float">
            <text:p>121</text:p>
          </table:table-cell>
          <table:table-cell table:style-name="ce395" table:number-columns-repeated="13"/>
          <table:table-cell table:style-name="ce587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E23]);0;IF([$'2nd ° Seconde N2'.E23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3]);0;IF([$'2nd ° Seconde N2'.I23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/>
          <table:table-cell table:style-name="ce395"/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D24]=[.C36];1;-0.5)" office:value-type="float" office:value="1" calcext:value-type="float">
            <text:p>1</text:p>
          </table:table-cell>
          <table:table-cell table:style-name="ce422"/>
          <table:table-cell table:style-name="ce422" table:formula="of:=IF([$'2nd ° Seconde N2'.H24]=[.G36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32:.AC32])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6" calcext:value-type="float">
            <text:p>6</text:p>
          </table:table-cell>
          <table:table-cell table:style-name="ce395" table:number-columns-repeated="2"/>
          <table:table-cell table:style-name="ce428" table:formula="of:=ABS(4*[.Q18]^2/[.Q18])" office:value-type="float" office:value="12" calcext:value-type="float">
            <text:p>12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E25]);0;IF([$'2nd ° Seconde N2'.E25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5]);0;IF([$'2nd ° Seconde N2'.I25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2" calcext:value-type="float">
            <text:p>2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1]" office:value-type="float" office:value="1" calcext:value-type="float">
            <text:p>1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121" calcext:value-type="float">
            <text:p>121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>
            <text:p/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3]" office:value-type="float" office:value="6" calcext:value-type="float">
            <text:p>6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12" calcext:value-type="float">
            <text:p>12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 office:value-type="string" office:string-value="-" calcext:value-type="string">
            <text:p>-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2" calcext:value-type="float">
            <text:p>2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- x - 2" calcext:value-type="string">
            <text:p>- x - 2</text:p>
          </table:table-cell>
          <table:table-cell/>
          <table:table-cell table:style-name="ce422" table:formula="of:=IF(RANDBETWEEN(0;1);-1;1)*RANDBETWEEN(1;6)" office:value-type="float" office:value="-1" calcext:value-type="float">
            <text:p>-1</text:p>
          </table:table-cell>
          <table:table-cell table:style-name="ce422" table:formula="of:=IF(RANDBETWEEN(0;1);-1;1)*RANDBETWEEN(1;6)" office:value-type="float" office:value="-2" calcext:value-type="float">
            <text:p>-2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4" calcext:value-type="string">
            <text:p><text:s/>x - 4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4" calcext:value-type="float">
            <text:p>4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2" calcext:value-type="float">
            <text:p>2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-1" calcext:value-type="float">
            <text:p>-1</text:p>
          </table:table-cell>
          <table:table-cell table:style-name="ce422" table:formula="of:=([.Z42]*[.Y44]-[.Y42]*[.Z44])/[.Y44]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7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1'.B8]);0;IF([$'Homographique N1'.B8]=[.B46];1;-0.5))" office:value-type="float" office:value="0" calcext:value-type="float">
            <text:p>0</text:p>
          </table:table-cell>
          <table:table-cell table:style-name="ce485" table:formula="of:=IF(ISBLANK([$'Homographique N1'.E8]);0;IF([$'Homographique N1'.E8]=[.E46];1;-0.5))" office:value-type="float" office:value="0" calcext:value-type="float">
            <text:p>0</text:p>
          </table:table-cell>
          <table:table-cell table:style-name="ce485" table:formula="of:=IF(ISBLANK([$'Homographique N1'.F8]);0;IF([$'Homographique N1'.F8]=[.F46];1;-0.5))" office:value-type="float" office:value="0" calcext:value-type="float">
            <text:p>0</text:p>
          </table:table-cell>
          <table:table-cell table:style-name="ce485" table:formula="of:=IF(ISBLANK([$'Homographique N1'.H8]);0;IF([$'Homographique N1'.H8]=[.H46];1;-0.5))" office:value-type="float" office:value="0" calcext:value-type="float">
            <text:p>0</text:p>
          </table:table-cell>
          <table:table-cell table:style-name="ce485" table:formula="of:=IF(ISBLANK([$'Homographique N1'.I8]);0;IF([$'Homographique N1'.I8]=[.I46];1;-0.5))" office:value-type="float" office:value="0" calcext:value-type="float">
            <text:p>0</text:p>
          </table:table-cell>
          <table:table-cell table:style-name="ce485" table:formula="of:=IF(ISBLANK([$'Homographique N1'.J8]);0;IF([$'Homographique N1'.J8]=[.J46];1;-0.5))" office:value-type="float" office:value="0" calcext:value-type="float">
            <text:p>0</text:p>
          </table:table-cell>
          <table:table-cell table:style-name="ce485" table:formula="of:=IF(ISBLANK([$'Homographique N1'.K8]);0;IF([$'Homographique N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6" calcext:value-type="float">
            <text:p>6</text:p>
          </table:table-cell>
          <table:table-cell table:number-columns-repeated="12"/>
          <table:covered-table-cell table:style-name="ce587"/>
          <table:table-cell table:style-name="ce485" table:formula="of:=IF(ISBLANK([$'Homographique N1'.F10]);0;IF([$'Homographique N1'.F10]=[.F48];1;-0.5))" office:value-type="float" office:value="0" calcext:value-type="float">
            <text:p>0</text:p>
          </table:table-cell>
          <table:table-cell table:style-name="ce485" table:formula="of:=IF(ISBLANK([$'Homographique N1'.G10]);0;IF([$'Homographique N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1'.B12]);0;IF([$'Homographique N1'.B12]=[.B50];1;-0.5))" office:value-type="float" office:value="0" calcext:value-type="float">
            <text:p>0</text:p>
          </table:table-cell>
          <table:table-cell table:style-name="ce422" table:formula="of:=IF(ISBLANK([$'Homographique N1'.E12]);0;IF([$'Homographique N1'.E12]=[.E50];1;-0.5))" office:value-type="float" office:value="0" calcext:value-type="float">
            <text:p>0</text:p>
          </table:table-cell>
          <table:table-cell table:style-name="ce422" table:formula="of:=IF(ISBLANK([$'Homographique N1'.F12]);0;IF([$'Homographique N1'.F12]=[.F50];1;-0.5))" office:value-type="float" office:value="0" calcext:value-type="float">
            <text:p>0</text:p>
          </table:table-cell>
          <table:table-cell table:style-name="ce422" table:formula="of:=IF(ISBLANK([$'Homographique N1'.H12]);0;IF([$'Homographique N1'.H12]=[.H50];1;-0.5))" office:value-type="float" office:value="0" calcext:value-type="float">
            <text:p>0</text:p>
          </table:table-cell>
          <table:table-cell table:style-name="ce422" table:formula="of:=IF(ISBLANK([$'Homographique N1'.I12]);0;IF([$'Homographique N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1'.F14]);0;IF([$'Homographique N1'.F14]=[.F52];1;-0.5))" office:value-type="float" office:value="0" calcext:value-type="float">
            <text:p>0</text:p>
          </table:table-cell>
          <table:table-cell table:style-name="ce422" table:formula="of:=IF(ISBLANK([$'Homographique N1'.G14]);0;IF([$'Homographique N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1'.B16]);0;IF([$'Homographique N1'.B16]=[.B54];1;-0.5))" office:value-type="float" office:value="0" calcext:value-type="float">
            <text:p>0</text:p>
          </table:table-cell>
          <table:table-cell table:style-name="ce485" table:formula="of:=IF(ISBLANK([$'Homographique N1'.E16]);0;IF([$'Homographique N1'.E16]=[.E54];1;-0.5))" office:value-type="float" office:value="0" calcext:value-type="float">
            <text:p>0</text:p>
          </table:table-cell>
          <table:table-cell table:style-name="ce485" table:formula="of:=IF(ISBLANK([$'Homographique N1'.F16]);0;IF([$'Homographique N1'.F16]=[.F54];1;-0.5))" office:value-type="float" office:value="0" calcext:value-type="float">
            <text:p>0</text:p>
          </table:table-cell>
          <table:table-cell table:style-name="ce485" table:formula="of:=IF(ISBLANK([$'Homographique N1'.K16]);0;IF([$'Homographique N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6" calcext:value-type="float" table:number-columns-spanned="7" table:number-rows-spanned="1">
            <text:p>6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H17]);0;IF([$'Homographique N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E18]);0;IF([$'Homographique N1'.E18]=[.E56];1;-0.5))" office:value-type="float" office:value="0" calcext:value-type="float">
            <text:p>0</text:p>
          </table:table-cell>
          <table:table-cell table:style-name="ce485" table:formula="of:=IF(ISBLANK([$'Homographique N1'.F18]);0;IF([$'Homographique N1'.F18]=[.F56];1;-0.5))" office:value-type="float" office:value="0" calcext:value-type="float">
            <text:p>0</text:p>
          </table:table-cell>
          <table:table-cell table:style-name="ce485" table:formula="of:=IF(ISBLANK([$'Homographique N1'.K18]);0;IF([$'Homographique N1'.K18]=[.M56];1;-0.5))" office:value-type="float" office:value="0" calcext:value-type="float">
            <text:p>0</text:p>
          </table:table-cell>
          <table:table-cell table:style-name="ce485" table:formula="of:=IF(ISBLANK([$'Homographique N1'.L18]);0;IF([$'Homographique N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1'.F20]);0;IF([$'Homographique N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1'.B21]);0;IF([$'Homographique N1'.B21]=[.B59];1;-0.5))" office:value-type="float" office:value="0" calcext:value-type="float">
            <text:p>0</text:p>
          </table:table-cell>
          <table:table-cell table:style-name="ce490" table:formula="of:=IF(ISBLANK([$'Homographique N1'.C21]);0;IF([$'Homographique N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6" calcext:value-type="float" table:number-columns-spanned="5" table:number-rows-spanned="1">
            <text:p>6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1'.F22]);0;IF([$'Homographique N1'.F22]=[.F60];1;-0.5))" office:value-type="float" office:value="0" calcext:value-type="float">
            <text:p>0</text:p>
          </table:table-cell>
          <table:table-cell table:style-name="ce490" table:formula="of:=IF(ISBLANK([$'Homographique N1'.G22]);0;IF([$'Homographique N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-1" calcext:value-type="float">
            <text:p>-1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1'.C24]);0;IF([$'Homographique N1'.C24]=[.Y46];1;-0.5))" office:value-type="float" office:value="0" calcext:value-type="float">
            <text:p>0</text:p>
          </table:table-cell>
          <table:table-cell table:style-name="ce485" table:formula="of:=IF(ISBLANK([$'Homographique N1'.F24]);0;IF([$'Homographique N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5" calcext:value-type="float">
            <text:p>5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4 x + 5" calcext:value-type="string">
            <text:p>4 x + 5</text:p>
          </table:table-cell>
          <table:table-cell/>
          <table:table-cell table:style-name="ce422" table:formula="of:=INDEX([.AQ2:.AQ26];[.BA2])" office:value-type="float" office:value="4" calcext:value-type="float">
            <text:p>4</text:p>
          </table:table-cell>
          <table:table-cell table:style-name="ce422" table:formula="of:=INDEX([.AR2:.AR26];[.BA2]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3 x - 5" calcext:value-type="string">
            <text:p>3 x - 5</text:p>
          </table:table-cell>
          <table:table-cell/>
          <table:table-cell table:style-name="ce422" table:formula="of:=INDEX([.AS2:.AS26];[.BA2])" office:value-type="float" office:value="3" calcext:value-type="float">
            <text:p>3</text:p>
          </table:table-cell>
          <table:table-cell table:style-name="ce422" table:formula="of:=INDEX([.AT2:.AT26];[.BA2]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20" calcext:value-type="float">
            <text:p>20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1.33333333333333" calcext:value-type="float">
            <text:p>4/3 <text:s text:c="3"/></text:p>
          </table:table-cell>
          <table:table-cell table:style-name="ce493" table:formula="of:=([.Z65]*[.Y67]-[.Y65]*[.Z67])/[.Y67]" office:value-type="float" office:value="11.6666666666667" calcext:value-type="float">
            <text:p>35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5" calcext:value-type="float">
            <text:p>5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3" calcext:value-type="float">
            <text:p>3</text:p>
          </table:table-cell>
          <table:table-cell table:number-columns-repeated="7"/>
          <table:table-cell table:formula="of:=[.Y67]" office:value-type="float" office:value="3" calcext:value-type="float">
            <text:p>3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87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2'.B7]);0;IF([$'Homographique N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7]);0;IF([$'Homographique N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87"/>
          <table:table-cell table:style-name="ce485"/>
          <table:table-cell table:style-name="ce485" table:formula="of:=IF(ISBLANK([$'Homographique N2'.D8]);0;IF([$'Homographique N2'.D8]=[.D70];1;-0.5))" office:value-type="float" office:value="0" calcext:value-type="float">
            <text:p>0</text:p>
          </table:table-cell>
          <table:table-cell table:style-name="ce485" table:formula="of:=IF(ISBLANK([$'Homographique N2'.F8]);0;IF([$'Homographique N2'.F8]=[.F70];1;-0.5))" office:value-type="float" office:value="0" calcext:value-type="float">
            <text:p>0</text:p>
          </table:table-cell>
          <table:table-cell table:style-name="ce485" table:formula="of:=IF(ISBLANK([$'Homographique N2'.G8]);0;IF([$'Homographique N2'.G8]=[.G70];1;-0.5))" office:value-type="float" office:value="0" calcext:value-type="float">
            <text:p>0</text:p>
          </table:table-cell>
          <table:table-cell table:style-name="ce485" table:formula="of:=IF(ISBLANK([$'Homographique N2'.I8]);0;IF([$'Homographique N2'.I8]=[.I70];1;-0.5))" office:value-type="float" office:value="0" calcext:value-type="float">
            <text:p>0</text:p>
          </table:table-cell>
          <table:table-cell table:style-name="ce485" table:formula="of:=IF(ISBLANK([$'Homographique N2'.K8]);0;IF([$'Homographique N2'.K8]=[.K70];1;-0.5))" office:value-type="float" office:value="0" calcext:value-type="float">
            <text:p>0</text:p>
          </table:table-cell>
          <table:table-cell table:style-name="ce485" table:formula="of:=IF(ISBLANK([$'Homographique N2'.L8]);0;IF([$'Homographique N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519"/>
          <table:table-cell table:style-name="ce485" table:formula="of:=IF(ISBLANK([$'Homographique N2'.B9]);0;IF([$'Homographique N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9]);0;IF([$'Homographique N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35" calcext:value-type="float">
            <text:p>35</text:p>
          </table:table-cell>
          <table:table-cell table:style-name="ce395" table:number-columns-repeated="2"/>
          <table:table-cell table:number-columns-repeated="9"/>
          <table:covered-table-cell table:style-name="ce519"/>
          <table:table-cell table:style-name="ce485" table:number-columns-repeated="2"/>
          <table:table-cell table:style-name="ce485" table:formula="of:=IF(ISBLANK([$'Homographique N2'.E11]);0;IF([$'Homographique N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G11]);0;IF([$'Homographique N2'.G11]=[.G73];1;-0.5))" office:value-type="float" office:value="0" calcext:value-type="float">
            <text:p>0</text:p>
          </table:table-cell>
          <table:table-cell table:style-name="ce485" table:formula="of:=IF(ISBLANK([$'Homographique N2'.H11]);0;IF([$'Homographique N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2'.B13]);0;IF([$'Homographique N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3]);0;IF([$'Homographique N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3" calcext:value-type="float">
            <text:p>3</text:p>
          </table:table-cell>
          <table:table-cell table:number-columns-repeated="7"/>
          <table:table-cell table:formula="of:=[.Y67]" office:value-type="float" office:value="3" calcext:value-type="float">
            <text:p>3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2'.D14]);0;IF([$'Homographique N2'.D14]=[.D76];1;-0.5))" office:value-type="float" office:value="0" calcext:value-type="float">
            <text:p>0</text:p>
          </table:table-cell>
          <table:table-cell table:style-name="ce422" table:formula="of:=IF(ISBLANK([$'Homographique N2'.F14]);0;IF([$'Homographique N2'.F14]=[.F76];1;-0.5))" office:value-type="float" office:value="0" calcext:value-type="float">
            <text:p>0</text:p>
          </table:table-cell>
          <table:table-cell table:style-name="ce422" table:formula="of:=IF(ISBLANK([$'Homographique N2'.G14]);0;IF([$'Homographique N2'.G14]=[.G76];1;-0.5))" office:value-type="float" office:value="0" calcext:value-type="float">
            <text:p>0</text:p>
          </table:table-cell>
          <table:table-cell table:style-name="ce422" table:formula="of:=IF(ISBLANK([$'Homographique N2'.I14]);0;IF([$'Homographique N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519"/>
          <table:table-cell table:style-name="ce422" table:formula="of:=IF(ISBLANK([$'Homographique N2'.B15]);0;IF([$'Homographique N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5]);0;IF([$'Homographique N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19"/>
          <table:table-cell table:style-name="ce422" table:number-columns-repeated="2"/>
          <table:table-cell table:style-name="ce422" table:formula="of:=IF(ISBLANK([$'Homographique N2'.E17]);0;IF([$'Homographique N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2'.G17]);0;IF([$'Homographique N2'.G17]=[.G79];1;-0.5))" office:value-type="float" office:value="0" calcext:value-type="float">
            <text:p>0</text:p>
          </table:table-cell>
          <table:table-cell table:style-name="ce422" table:formula="of:=IF(ISBLANK([$'Homographique N2'.H17]);0;IF([$'Homographique N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519" table:number-columns-repeated="2"/>
          <table:table-cell table:style-name="ce395"/>
          <table:table-cell table:number-columns-repeated="16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2'.C19]);0;IF([$'Homographique N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2'.H19]);0;IF([$'Homographique N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 table:style-name="ce519" table:number-columns-repeated="2"/>
          <table:table-cell table:number-columns-repeated="2"/>
          <table:table-cell table:formula="of:=ABS(-[.Y65]*[.Z67]+[.Z65]*[.Y67])" office:value-type="float" office:value="35" calcext:value-type="float">
            <text:p>35</text:p>
          </table:table-cell>
          <table:table-cell table:number-columns-repeated="13"/>
          <table:covered-table-cell table:style-name="ce486"/>
          <table:table-cell table:style-name="ce491" table:formula="of:=IF([$'Homographique N2'.B20]=[.B82];1;-0.5)" office:value-type="float" office:value="1" calcext:value-type="float">
            <text:p>1</text:p>
          </table:table-cell>
          <table:table-cell table:style-name="ce485"/>
          <table:table-cell table:style-name="ce485" table:formula="of:=IF(ISBLANK([$'Homographique N2'.D20]);0;IF([$'Homographique N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1" calcext:value-type="float">
            <text:p>1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519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2'.C21]);0;IF([$'Homographique N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E21]);0;IF([$'Homographique N2'.E21]=[.E83];1;-0.5))" office:value-type="float" office:value="0" calcext:value-type="float">
            <text:p>0</text:p>
          </table:table-cell>
          <table:table-cell table:style-name="ce485" table:formula="of:=IF(ISBLANK([$'Homographique N2'.G21]);0;IF([$'Homographique N2'.G21]=[.G83];1;-0.5))" office:value-type="float" office:value="0" calcext:value-type="float">
            <text:p>0</text:p>
          </table:table-cell>
          <table:table-cell table:style-name="ce485" table:formula="of:=IF(ISBLANK([$'Homographique N2'.I21]);0;IF([$'Homographique N2'.I21]=[.I83];1;-0.5))" office:value-type="float" office:value="0" calcext:value-type="float">
            <text:p>0</text:p>
          </table:table-cell>
          <table:table-cell table:style-name="ce485" table:formula="of:=IF(ISBLANK([$'Homographique N2'.J21]);0;IF([$'Homographique N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3" calcext:value-type="float">
            <text:p>3</text:p>
          </table:table-cell>
          <table:table-cell table:style-name="ce397"/>
          <table:table-cell table:formula="of:=[.Y67]" office:value-type="float" office:value="3" calcext:value-type="float">
            <text:p>3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2'.D23]);0;IF([$'Homographique N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3]);0;IF([$'Homographique N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2'.C24]=[.B86];1;-0.5)" office:value-type="float" office:value="1" calcext:value-type="float">
            <text:p>1</text:p>
          </table:table-cell>
          <table:table-cell table:style-name="ce490" table:number-columns-repeated="2"/>
          <table:table-cell table:style-name="ce422"/>
          <table:table-cell table:style-name="ce490" table:formula="of:=IF([$'Homographique N2'.G24]=[.F86];1;-0.5)" office:value-type="float" office:value="1" calcext:value-type="float">
            <text:p>1</text:p>
          </table:table-cell>
          <table:table-cell table:style-name="ce422" table:number-columns-repeated="2"/>
          <table:table-cell table:style-name="ce422" table:formula="of:=SUM([.W84:.AC84])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/>
          <table:table-cell table:style-name="ce397"/>
          <table:table-cell/>
          <table:table-cell table:formula="of:=ABS(-[.Y65]*[.Z67]+[.Z65]*[.Y67])" office:value-type="float" office:value="35" calcext:value-type="float">
            <text:p>35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2'.D25]);0;IF([$'Homographique N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5]);0;IF([$'Homographique N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519"/>
          <table:table-cell table:style-name="ce437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1.53846153846154" calcext:value-type="float">
            <text:p>1,53846153846154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3" calcext:value-type="float">
            <text:p>3</text:p>
          </table:table-cell>
          <table:table-cell table:number-columns-repeated="3"/>
          <table:table-cell table:style-name="ce397" table:formula="of:=[.Y67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6" table:number-rows-spanned="1"/>
          <table:covered-table-cell table:number-columns-repeated="5" table:style-name="ce448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1005"/>
          <table:table-cell table:style-name="ce420"/>
        </table:table-row>
        <table:table-row table:style-name="ro3">
          <table:table-cell table:style-name="ce404" table:formula="of:=RANDBETWEEN(1;1000000)" office:value-type="float" office:value="675853" calcext:value-type="float">
            <text:p>675853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" calcext:value-type="float">
            <text:p>1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1" calcext:value-type="string" table:number-columns-spanned="4" table:number-rows-spanned="1">
            <text:p>|x| = 1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1" calcext:value-type="float">
            <text:p>-1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1" calcext:value-type="float">
            <text:p>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1" calcext:value-type="float">
            <text:p>1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316335" calcext:value-type="float">
            <text:p>316335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14" calcext:value-type="float">
            <text:p>14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4" calcext:value-type="float">
            <text:p>4</text:p>
          </table:table-cell>
          <table:table-cell table:style-name="ce404" table:formula="of:=COM.MICROSOFT.CONCAT([.B96:.G96])" office:value-type="string" office:string-value="|x - 14| = 4" calcext:value-type="string" table:number-columns-spanned="4" table:number-rows-spanned="1">
            <text:p>|x - 14| = 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10" calcext:value-type="float">
            <text:p>10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8" calcext:value-type="float">
            <text:p>18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4" calcext:value-type="float">
            <text:p>4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562282" calcext:value-type="float">
            <text:p>562282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4" calcext:value-type="float">
            <text:p>4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4" calcext:value-type="float">
            <text:p>4</text:p>
          </table:table-cell>
          <table:table-cell table:style-name="ce404" table:formula="of:=COM.MICROSOFT.CONCAT([.B97:.G97])" office:value-type="string" office:string-value="|x + 4| = 4" calcext:value-type="string" table:number-columns-spanned="4" table:number-rows-spanned="1">
            <text:p>|x + 4| = 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8" calcext:value-type="float">
            <text:p>-8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0" calcext:value-type="float">
            <text:p>0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219949" calcext:value-type="float">
            <text:p>219949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2" calcext:value-type="float">
            <text:p>2</text:p>
          </table:table-cell>
          <table:table-cell table:style-name="ce404" office:value-type="string" calcext:value-type="string">
            <text:p><text:s/>-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5" calcext:value-type="float">
            <text:p>5</text:p>
          </table:table-cell>
          <table:table-cell table:style-name="ce404" table:formula="of:=COM.MICROSOFT.CONCAT([.B98:.G98])" office:value-type="string" office:string-value="|2 - x| = 5" calcext:value-type="string" table:number-columns-spanned="4" table:number-rows-spanned="1">
            <text:p>|2 - x| = 5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-3" calcext:value-type="float">
            <text:p>-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7" calcext:value-type="float">
            <text:p>7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5" calcext:value-type="float">
            <text:p>5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59296" calcext:value-type="float">
            <text:p>59296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3" calcext:value-type="float">
            <text:p>13</text:p>
          </table:table-cell>
          <table:table-cell table:style-name="ce404" office:value-type="string" calcext:value-type="string">
            <text:p><text:s/>+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4" calcext:value-type="float">
            <text:p>14</text:p>
          </table:table-cell>
          <table:table-cell table:style-name="ce404" table:formula="of:=COM.MICROSOFT.CONCAT([.B99:.G99])" office:value-type="string" office:string-value="|13 + x| = 14" calcext:value-type="string" table:number-columns-spanned="4" table:number-rows-spanned="1">
            <text:p>|13 + x| = 1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27" calcext:value-type="float">
            <text:p>-27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1" calcext:value-type="float">
            <text:p>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395021" calcext:value-type="float">
            <text:p>395021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4" calcext:value-type="float">
            <text:p>-4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4" calcext:value-type="string" table:number-columns-spanned="4" table:number-rows-spanned="1">
            <text:p>|x| = -4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3" calcext:value-type="float">
            <text:p>3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315491" calcext:value-type="float">
            <text:p>315491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11" calcext:value-type="float">
            <text:p>11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11" calcext:value-type="string" table:number-columns-spanned="4" table:number-rows-spanned="1">
            <text:p>|x| &lt; 11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11" calcext:value-type="float">
            <text:p>-11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11" calcext:value-type="float">
            <text:p>11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5" calcext:value-type="float">
            <text:p>5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191030" calcext:value-type="float">
            <text:p>191030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1;15)" office:value-type="float" office:value="8" calcext:value-type="float">
            <text:p>8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 &gt; 8" calcext:value-type="string" table:number-columns-spanned="4" table:number-rows-spanned="1">
            <text:p>|x| &gt; 8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8" calcext:value-type="float">
            <text:p>-8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8" calcext:value-type="float">
            <text:p>8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6" calcext:value-type="float">
            <text:p>6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900466" calcext:value-type="float">
            <text:p>90046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≤ </text:p>
          </table:table-cell>
          <table:table-cell table:style-name="ce405" table:formula="of:=RANDBETWEEN(1;15)" office:value-type="float" office:value="4" calcext:value-type="float">
            <text:p>4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 ≤ 4" calcext:value-type="string" table:number-columns-spanned="4" table:number-rows-spanned="1">
            <text:p>|x| ≤ 4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4" calcext:value-type="float">
            <text:p>-4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4" calcext:value-type="float">
            <text:p>4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579288" calcext:value-type="float">
            <text:p>579288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≥ </text:p>
          </table:table-cell>
          <table:table-cell table:style-name="ce405" table:formula="of:=RANDBETWEEN(1;15)" office:value-type="float" office:value="6" calcext:value-type="float">
            <text:p>6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 ≥ 6" calcext:value-type="string" table:number-columns-spanned="4" table:number-rows-spanned="1">
            <text:p>|x| ≥ 6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6" calcext:value-type="float">
            <text:p>-6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6" calcext:value-type="float">
            <text:p>6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3" calcext:value-type="float">
            <text:p>3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926649" calcext:value-type="float">
            <text:p>926649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1" calcext:value-type="float">
            <text:p>-1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1" calcext:value-type="string" table:number-columns-spanned="4" table:number-rows-spanned="1">
            <text:p>|x| &lt; -1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1" calcext:value-type="float">
            <text:p>1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1" calcext:value-type="float">
            <text:p>-1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1" calcext:value-type="float">
            <text:p>1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578130" calcext:value-type="float">
            <text:p>578130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7" calcext:value-type="float">
            <text:p>-7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7" calcext:value-type="string" table:number-columns-spanned="4" table:number-rows-spanned="1">
            <text:p>|x| &gt; -7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4" calcext:value-type="float">
            <text:p>4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644376" calcext:value-type="float">
            <text:p>644376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table:formula="of:=COM.MICROSOFT.CONCAT([.B112:.G112])" office:value-type="string" office:string-value="|x - 11| &lt; 11" calcext:value-type="string" table:number-columns-spanned="4" table:number-rows-spanned="1">
            <text:p>|x - 11| &lt; 11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0" calcext:value-type="float">
            <text:p>0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22" calcext:value-type="float">
            <text:p>22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6" calcext:value-type="float">
            <text:p>6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896660" calcext:value-type="float">
            <text:p>89666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7" calcext:value-type="float">
            <text:p>7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table:formula="of:=COM.MICROSOFT.CONCAT([.B113:.G113])" office:value-type="string" office:string-value="|x - 7| ≤ 5" calcext:value-type="string" table:number-columns-spanned="4" table:number-rows-spanned="1">
            <text:p>|x - 7| ≤ 5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2" calcext:value-type="float">
            <text:p>2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12" calcext:value-type="float">
            <text:p>12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1" calcext:value-type="float">
            <text:p>1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57821" calcext:value-type="float">
            <text:p>57821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table:formula="of:=COM.MICROSOFT.CONCAT([.B114:.G114])" office:value-type="string" office:string-value="|x + 8| &lt; 2" calcext:value-type="string" table:number-columns-spanned="4" table:number-rows-spanned="1">
            <text:p>|x + 8| &lt; 2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10" calcext:value-type="float">
            <text:p>-10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-6" calcext:value-type="float">
            <text:p>-6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11" calcext:value-type="float">
            <text:p>11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17505" calcext:value-type="float">
            <text:p>17505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table:formula="of:=COM.MICROSOFT.CONCAT([.B115:.G115])" office:value-type="string" office:string-value="|x + 5| ≤ 13" calcext:value-type="string" table:number-columns-spanned="4" table:number-rows-spanned="1">
            <text:p>|x + 5| ≤ 13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18" calcext:value-type="float">
            <text:p>-18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8" calcext:value-type="float">
            <text:p>8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12" calcext:value-type="float">
            <text:p>12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53394" calcext:value-type="float">
            <text:p>753394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6:.G116])" office:value-type="string" office:string-value="|12 - x| &gt; 3" calcext:value-type="string" table:number-columns-spanned="4" table:number-rows-spanned="1">
            <text:p>|12 - x| &gt;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9" calcext:value-type="float">
            <text:p>9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15" calcext:value-type="float">
            <text:p>15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5" calcext:value-type="float">
            <text:p>5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2581" calcext:value-type="float">
            <text:p>72581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4" calcext:value-type="float">
            <text:p>14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table:formula="of:=COM.MICROSOFT.CONCAT([.B117:.G117])" office:value-type="string" office:string-value="|14 - x| ≥ 15" calcext:value-type="string" table:number-columns-spanned="4" table:number-rows-spanned="1">
            <text:p>|14 - x| ≥ 15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-1" calcext:value-type="float">
            <text:p>-1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29" calcext:value-type="float">
            <text:p>29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10" calcext:value-type="float">
            <text:p>10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607854" calcext:value-type="float">
            <text:p>607854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9" calcext:value-type="float">
            <text:p>9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table:formula="of:=COM.MICROSOFT.CONCAT([.B118:.G118])" office:value-type="string" office:string-value="|9 + x| &gt; 5" calcext:value-type="string" table:number-columns-spanned="4" table:number-rows-spanned="1">
            <text:p>|9 + x| &gt; 5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14" calcext:value-type="float">
            <text:p>-14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-4" calcext:value-type="float">
            <text:p>-4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7" calcext:value-type="float">
            <text:p>7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66086" calcext:value-type="float">
            <text:p>766086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3" calcext:value-type="float">
            <text:p>13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table:formula="of:=COM.MICROSOFT.CONCAT([.B119:.G119])" office:value-type="string" office:string-value="|13 + x| ≥ 12" calcext:value-type="string" table:number-columns-spanned="4" table:number-rows-spanned="1">
            <text:p>|13 + x| ≥ 12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25" calcext:value-type="float">
            <text:p>-25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-1" calcext:value-type="float">
            <text:p>-1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4" calcext:value-type="float">
            <text:p>4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74890" calcext:value-type="float">
            <text:p>47489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13" calcext:value-type="float">
            <text:p>-13</text:p>
          </table:table-cell>
          <table:table-cell table:style-name="ce407" table:formula="of:=COM.MICROSOFT.CONCAT([.B120:.G120])" office:value-type="string" office:string-value="|x - 3| &lt; -13" calcext:value-type="string" table:number-columns-spanned="4" table:number-rows-spanned="1">
            <text:p>|x - 3| &lt; -13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8" calcext:value-type="float">
            <text:p>8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822268" calcext:value-type="float">
            <text:p>82226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-4" calcext:value-type="float">
            <text:p>-4</text:p>
          </table:table-cell>
          <table:table-cell table:style-name="ce407" table:formula="of:=COM.MICROSOFT.CONCAT([.B121:.G121])" office:value-type="string" office:string-value="|x - 13| ≤ -4" calcext:value-type="string" table:number-columns-spanned="4" table:number-rows-spanned="1">
            <text:p>|x - 13| ≤ -4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2" calcext:value-type="float">
            <text:p>2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03479" calcext:value-type="float">
            <text:p>403479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14" calcext:value-type="float">
            <text:p>-14</text:p>
          </table:table-cell>
          <table:table-cell table:style-name="ce407" table:formula="of:=COM.MICROSOFT.CONCAT([.B122:.G122])" office:value-type="string" office:string-value="|x + 8| &gt; -14" calcext:value-type="string" table:number-columns-spanned="4" table:number-rows-spanned="1">
            <text:p>|x + 8| &gt; -14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9" calcext:value-type="float">
            <text:p>9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94872" calcext:value-type="float">
            <text:p>794872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13" calcext:value-type="float">
            <text:p>-13</text:p>
          </table:table-cell>
          <table:table-cell table:style-name="ce407" table:formula="of:=COM.MICROSOFT.CONCAT([.B123:.G123])" office:value-type="string" office:string-value="|x + 5| ≥ -13" calcext:value-type="string" table:number-columns-spanned="4" table:number-rows-spanned="1">
            <text:p>|x + 5| ≥ -13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3" calcext:value-type="float">
            <text:p>3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420"/>
        </table:table-row>
        <table:table-row table:style-name="ro8">
          <table:table-cell table:number-columns-repeated="1024"/>
        </table:table-row>
        <table:table-row table:style-name="ro8">
          <table:table-cell table:style-name="ce457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x| = 1" calcext:value-type="string" table:number-columns-spanned="3" table:number-rows-spanned="1">
            <text:p>|x| = 1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1" table:formula="of:=IF(INDEX([$Données.L$95:$Données.L$100];[$Données.$Q$95])=&quot;&quot;;&quot;&quot;;INDEX([$Données.L$95:$Données.L$100];[$Données.$Q$95]))" office:value-type="string" office:string-value="{" calcext:value-type="string">
            <text:p>{</text:p>
          </table:table-cell>
          <table:table-cell table:style-name="ce439" table:formula="of:=IF(INDEX([$Données.M$95:$Données.M$100];[$Données.$Q$95])=&quot;&quot;;&quot;&quot;;INDEX([$Données.M$95:$Données.M$100];[$Données.$Q$95]))" office:value-type="float" office:value="-1" calcext:value-type="float">
            <text:p>-1</text:p>
          </table:table-cell>
          <table:table-cell table:style-name="ce451" table:formula="of:=IF(INDEX([$Données.N$95:$Données.N$100];[$Données.$Q$95])=&quot;&quot;;&quot;&quot;;INDEX([$Données.N$95:$Données.N$100];[$Données.$Q$95]))" office:value-type="string" office:string-value=";" calcext:value-type="string">
            <text:p>;</text:p>
          </table:table-cell>
          <table:table-cell table:style-name="ce439" table:formula="of:=IF(INDEX([$Données.O$95:$Données.O$100];[$Données.$Q$95])=&quot;&quot;;&quot;&quot;;INDEX([$Données.O$95:$Données.O$100];[$Données.$Q$95]))" office:value-type="float" office:value="1" calcext:value-type="float">
            <text:p>1</text:p>
          </table:table-cell>
          <table:table-cell table:style-name="ce460" table:formula="of:=IF(INDEX([$Données.P$95:$Données.P$100];[$Données.$Q$95])=&quot;&quot;;&quot;&quot;;INDEX([$Données.P$95:$Données.P$100];[$Données.$Q$95]))" office:value-type="string" office:string-value="}" calcext:value-type="string">
            <text:p>}</text:p>
          </table:table-cell>
          <table:table-cell table:style-name="ce422" table:formula="of:=5-COUNTBLANK([.D126:.H126])" office:value-type="float" office:value="5" calcext:value-type="float">
            <text:p>5</text:p>
          </table:table-cell>
          <table:table-cell table:style-name="ce354" table:formula="of:=SUM([.I126];[.O129];[.O132])" office:value-type="float" office:value="21" calcext:value-type="float" table:number-columns-spanned="3" table:number-rows-spanned="1">
            <text:p>21</text:p>
          </table:table-cell>
          <table:covered-table-cell table:style-name="ce356"/>
          <table:covered-table-cell table:style-name="ce377"/>
          <table:table-cell table:style-name="ce521"/>
          <table:table-cell table:style-name="ce515"/>
          <table:table-cell table:number-columns-repeated="1009"/>
          <table:table-cell table:style-name="ce521"/>
        </table:table-row>
        <table:table-row table:style-name="ro8">
          <table:table-cell table:style-name="ce293" table:number-columns-repeated="8"/>
          <table:table-cell table:style-name="ce515" table:number-columns-repeated="6"/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541" table:formula="of:=INDEX([$Données.$H$105:$Données.$H$110];[$Données.W105])" office:value-type="string" office:string-value="|x| &lt; -1" calcext:value-type="string" table:number-columns-spanned="4" table:number-rows-spanned="1">
            <text:p>|x| &lt; -1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Ø" calcext:value-type="string">
            <text:p>Ø</text:p>
          </table:table-cell>
          <table:table-cell table:style-name="ce440" table:formula="of:=IF(INDEX([$Données.M$105:$Données.M$123];[$Données.$W$105])=&quot;&quot;;&quot;&quot;;INDEX([$Données.M$105:$Données.M$123];[$Données.$W$105]))" office:value-type="float" office:value="1" calcext:value-type="float">
            <text:p>1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1" calcext:value-type="float">
            <text:p>-1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[" calcext:value-type="string">
            <text:p>[</text:p>
          </table:table-cell>
          <table:table-cell table:style-name="ce462" table:formula="of:=IF(INDEX([$Données.Q$105:$Données.Q$123];[$Données.$W$105])=&quot;&quot;;&quot;&quot;;INDEX([$Données.Q$105:$Données.Q$123];[$Données.$W$105])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INDEX([$Données.U$105:$Données.U$123];[$Données.$W$105])=&quot;&quot;;&quot;&quot;;INDEX([$Données.U$105:$Données.U$123];[$Données.$W$105])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style-name="ce422" table:formula="of:=11-COUNTBLANK([.D129:.N129])" office:value-type="float" office:value="5" calcext:value-type="float">
            <text:p>5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Ø" calcext:value-type="string">
            <text:p>Ø</text:p>
          </table:table-cell>
          <table:table-cell table:style-name="ce440" table:formula="of:=IF([.E129]=&quot;-∞&quot;;&quot;-infini&quot;;[.E129])" office:value-type="float" office:value="1" calcext:value-type="float">
            <text:p>1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1" calcext:value-type="float">
            <text:p>-1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[" calcext:value-type="string">
            <text:p>[</text:p>
          </table:table-cell>
          <table:table-cell table:style-name="ce441" table:formula="of:=IF([.I129]=&quot;&quot;;&quot;ou&quot;;[.I129]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[.M129]=&quot;+∞&quot;;&quot;+infini&quot;;[.M129]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521"/>
          <table:table-cell table:style-name="ce541" table:formula="of:=INDEX([$Données.$H$112:$Données.$H$123];[$Données.W112])" office:value-type="string" office:string-value="|14 - x| ≥ 15" calcext:value-type="string" table:number-columns-spanned="4" table:number-rows-spanned="1">
            <text:p>|14 - x| ≥ 15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1" calcext:value-type="float">
            <text:p>-1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62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29" calcext:value-type="float">
            <text:p>29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 office:value-type="string" office:string-value="+∞" calcext:value-type="string">
            <text:p>+∞</text:p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style-name="ce422" table:formula="of:=11-COUNTBLANK([.D132:.N132])" office:value-type="float" office:value="11" calcext:value-type="float">
            <text:p>11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0" table:formula="of:=IF(INDEX([$Données.M$112:$Données.M$123];[$Données.$W$112])=&quot;&quot;;&quot;&quot;;IF(INDEX([$Données.M$112:$Données.M$123];[$Données.$W$112])=&quot;-∞&quot;;&quot;-infini&quot;;INDEX([$Données.M$112:$Données.M$123];[$Données.$W$112])))" office:value-type="string" office:string-value="-infini" calcext:value-type="string">
            <text:p>-infini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1" calcext:value-type="float">
            <text:p>-1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&quot;ou&quot;)" office:value-type="string" office:string-value="ou" calcext:value-type="string">
            <text:p>ou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29" calcext:value-type="float">
            <text:p>29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F(INDEX([$Données.U$112:$Données.U$123];[$Données.$W$112])=&quot;+∞&quot;;&quot;+infini&quot;;INDEX([$Données.U$112:$Données.U$123];[$Données.$W$112])))" office:value-type="string" office:string-value="+infini" calcext:value-type="string">
            <text:p>+infini</text:p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515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44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x| = 1" calcext:value-type="string">
            <text:p>|x| = 1</text:p>
          </table:table-cell>
          <table:table-cell table:style-name="ce422" table:formula="of:=IF(ISBLANK([$'|x|'.E5]);0;IF([.D126]=[$'|x|'.E5];1;-0.5))" office:value-type="float" office:value="0" calcext:value-type="float">
            <text:p>0</text:p>
          </table:table-cell>
          <table:table-cell table:style-name="ce422" table:formula="of:=IF(ISBLANK([$'|x|'.F5]);0;IF([.E126]=[$'|x|'.F5];1;-0.5))" office:value-type="float" office:value="0" calcext:value-type="float">
            <text:p>0</text:p>
          </table:table-cell>
          <table:table-cell table:style-name="ce422" table:formula="of:=IF(ISBLANK([$'|x|'.G5]);0;IF([.F126]=[$'|x|'.G5];1;-0.5))" office:value-type="float" office:value="0" calcext:value-type="float">
            <text:p>0</text:p>
          </table:table-cell>
          <table:table-cell table:style-name="ce422" table:formula="of:=IF(ISBLANK([$'|x|'.H5]);0;IF([.G126]=[$'|x|'.H5];1;-0.5))" office:value-type="float" office:value="0" calcext:value-type="float">
            <text:p>0</text:p>
          </table:table-cell>
          <table:table-cell table:style-name="ce422" table:formula="of:=IF(ISBLANK([$'|x|'.I5]);0;IF([.H126]=[$'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 &lt; -1" calcext:value-type="string">
            <text:p>|x| &lt; -1</text:p>
          </table:table-cell>
          <table:table-cell table:style-name="ce422" table:formula="of:=IF(ISBLANK([$'|x|'.E10]);0;IF([.D130]=[$'|x|'.E10];1;-0.5))" office:value-type="float" office:value="0" calcext:value-type="float">
            <text:p>0</text:p>
          </table:table-cell>
          <table:table-cell table:style-name="ce422" table:formula="of:=IF(ISBLANK([$'|x|'.F10]);0;IF([.E130]=[$'|x|'.F10];1;-0.5))" office:value-type="float" office:value="0" calcext:value-type="float">
            <text:p>0</text:p>
          </table:table-cell>
          <table:table-cell table:style-name="ce422" table:formula="of:=IF(ISBLANK([$'|x|'.G10]);0;IF([.F130]=[$'|x|'.G10];1;-0.5))" office:value-type="float" office:value="0" calcext:value-type="float">
            <text:p>0</text:p>
          </table:table-cell>
          <table:table-cell table:style-name="ce422" table:formula="of:=IF(ISBLANK([$'|x|'.H10]);0;IF([.G130]=[$'|x|'.H10];1;-0.5))" office:value-type="float" office:value="0" calcext:value-type="float">
            <text:p>0</text:p>
          </table:table-cell>
          <table:table-cell table:style-name="ce422" table:formula="of:=IF(ISBLANK([$'|x|'.I10]);0;IF([.H130]=[$'|x|'.I10];1;-0.5))" office:value-type="float" office:value="0" calcext:value-type="float">
            <text:p>0</text:p>
          </table:table-cell>
          <table:table-cell table:style-name="ce422" table:formula="of:=IF(ISBLANK([$'|x|'.J10]);0;IF([.I130]=[$'|x|'.J10];1;-0.5))" office:value-type="float" office:value="0" calcext:value-type="float">
            <text:p>0</text:p>
          </table:table-cell>
          <table:table-cell table:style-name="ce422" table:formula="of:=IF(ISBLANK([$'|x|'.K10]);0;IF([.J130]=[$'|x|'.K10];1;-0.5))" office:value-type="float" office:value="0" calcext:value-type="float">
            <text:p>0</text:p>
          </table:table-cell>
          <table:table-cell table:style-name="ce422" table:formula="of:=IF(ISBLANK([$'|x|'.L10]);0;IF([.K130]=[$'|x|'.L10];1;-0.5))" office:value-type="float" office:value="0" calcext:value-type="float">
            <text:p>0</text:p>
          </table:table-cell>
          <table:table-cell table:style-name="ce422" table:formula="of:=IF(ISBLANK([$'|x|'.M10]);0;IF([.L130]=[$'|x|'.M10];1;-0.5))" office:value-type="float" office:value="0" calcext:value-type="float">
            <text:p>0</text:p>
          </table:table-cell>
          <table:table-cell table:style-name="ce422" table:formula="of:=IF(ISBLANK([$'|x|'.N10]);0;IF([.M130]=[$'|x|'.N10];1;-0.5))" office:value-type="float" office:value="0" calcext:value-type="float">
            <text:p>0</text:p>
          </table:table-cell>
          <table:table-cell table:style-name="ce422" table:formula="of:=IF(ISBLANK([$'|x|'.O10]);0;IF([.N130]=[$'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519"/>
          <table:table-cell table:number-columns-repeated="1010"/>
        </table:table-row>
        <table:table-row table:style-name="ro3">
          <table:table-cell table:style-name="ce415" table:formula="of:=[.G131]" office:value-type="string" office:string-value="|14 - x| ≥ 15" calcext:value-type="string">
            <text:p>|14 - x| ≥ 15</text:p>
          </table:table-cell>
          <table:table-cell table:style-name="ce422" table:formula="of:=IF(ISBLANK([$'|x|'.E15]);0;IF([.D133]=[$'|x|'.E15];1;-0.5))" office:value-type="float" office:value="0" calcext:value-type="float">
            <text:p>0</text:p>
          </table:table-cell>
          <table:table-cell table:style-name="ce422" table:formula="of:=IF(ISBLANK([$'|x|'.F15]);0;IF([.E133]=[$'|x|'.F15];1;-0.5))" office:value-type="float" office:value="0" calcext:value-type="float">
            <text:p>0</text:p>
          </table:table-cell>
          <table:table-cell table:style-name="ce422" table:formula="of:=IF(ISBLANK([$'|x|'.G15]);0;IF([.F133]=[$'|x|'.G15];1;-0.5))" office:value-type="float" office:value="0" calcext:value-type="float">
            <text:p>0</text:p>
          </table:table-cell>
          <table:table-cell table:style-name="ce422" table:formula="of:=IF(ISBLANK([$'|x|'.H15]);0;IF([.G133]=[$'|x|'.H15];1;-0.5))" office:value-type="float" office:value="0" calcext:value-type="float">
            <text:p>0</text:p>
          </table:table-cell>
          <table:table-cell table:style-name="ce422" table:formula="of:=IF(ISBLANK([$'|x|'.I15]);0;IF([.H133]=[$'|x|'.I15];1;-0.5))" office:value-type="float" office:value="0" calcext:value-type="float">
            <text:p>0</text:p>
          </table:table-cell>
          <table:table-cell table:style-name="ce422" table:formula="of:=IF(ISBLANK([$'|x|'.J15]);0;IF([.I133]=[$'|x|'.J15];1;-0.5))" office:value-type="float" office:value="0" calcext:value-type="float">
            <text:p>0</text:p>
          </table:table-cell>
          <table:table-cell table:style-name="ce422" table:formula="of:=IF(ISBLANK([$'|x|'.K15]);0;IF([.J133]=[$'|x|'.K15];1;-0.5))" office:value-type="float" office:value="0" calcext:value-type="float">
            <text:p>0</text:p>
          </table:table-cell>
          <table:table-cell table:style-name="ce422" table:formula="of:=IF(ISBLANK([$'|x|'.L15]);0;IF([.K133]=[$'|x|'.L15];1;-0.5))" office:value-type="float" office:value="0" calcext:value-type="float">
            <text:p>0</text:p>
          </table:table-cell>
          <table:table-cell table:style-name="ce422" table:formula="of:=IF(ISBLANK([$'|x|'.M15]);0;IF([.L133]=[$'|x|'.M15];1;-0.5))" office:value-type="float" office:value="0" calcext:value-type="float">
            <text:p>0</text:p>
          </table:table-cell>
          <table:table-cell table:style-name="ce422" table:formula="of:=IF(ISBLANK([$'|x|'.N15]);0;IF([.M133]=[$'|x|'.N15];1;-0.5))" office:value-type="float" office:value="0" calcext:value-type="float">
            <text:p>0</text:p>
          </table:table-cell>
          <table:table-cell table:style-name="ce422" table:formula="of:=IF(ISBLANK([$'|x|'.O15]);0;IF([.N133]=[$'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2"/>
          <table:table-cell table:number-columns-repeated="991"/>
        </table:table-row>
        <table:table-row table:style-name="ro3">
          <table:table-cell table:style-name="ce395"/>
          <table:table-cell table:number-columns-repeated="3"/>
          <table:table-cell office:value-type="string" calcext:value-type="string">
            <text:p><text:span text:style-name="T22">SI(</text:span><text:span text:style-name="T23">$R$142</text:span><text:span text:style-name="T22">*-</text:span><text:span text:style-name="T24">$Q$142</text:span><text:span text:style-name="T22">&lt;0;"+";"-")</text:span></text:p>
          </table:table-cell>
          <table:table-cell table:number-columns-repeated="11"/>
          <table:table-cell table:style-name="ce574" table:number-columns-repeated="3"/>
          <table:table-cell table:style-name="ce584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50" office:value-type="string" calcext:value-type="string">
            <text:p>S</text:p>
          </table:table-cell>
          <table:table-cell table:style-name="ce550" office:value-type="string" calcext:value-type="string">
            <text:p>P</text:p>
          </table:table-cell>
          <table:table-cell/>
          <table:table-cell table:style-name="ce397" table:formula="of:=COM.MICROSOFT.CONCAT(IF([.Q142]=1;&quot;&quot;;IF([.Q142]=-1;&quot;- &quot;;[.Q142]));&quot; x²&quot;;IF([.R142]&lt;0;&quot; - &quot;;&quot; + &quot;);ABS([.R142]);&quot; x&quot;;IF([.S142]&lt;0;&quot; - &quot;;&quot; + &quot;);ABS([.S142]);&quot; = 0&quot;)" office:value-type="string" office:string-value="-5 x² - 20 x - 20 = 0" calcext:value-type="string" table:number-columns-spanned="5" table:number-rows-spanned="1">
            <text:p>-5 x² - 20 x - 20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42]=1;&quot;&quot;;IF([.Q142]=-1;&quot;-&quot;;[.Q142]))" office:value-type="float" office:value="-5" calcext:value-type="float">
            <text:p>-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R142]&lt;0;&quot;-&quot;;&quot;+&quot;)" office:value-type="string" office:string-value="-" calcext:value-type="string">
            <text:p>-</text:p>
          </table:table-cell>
          <table:table-cell table:formula="of:=ABS([.R142]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style-name="ce397" table:formula="of:=IF([.S142]&lt;0;&quot;-&quot;;&quot;+&quot;)" office:value-type="string" office:string-value="-" calcext:value-type="string">
            <text:p>-</text:p>
          </table:table-cell>
          <table:table-cell table:formula="of:=ABS([.S142])" office:value-type="float" office:value="20" calcext:value-type="float">
            <text:p>2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1;6)" office:value-type="float" office:value="-5" calcext:value-type="float">
            <text:p>-5</text:p>
          </table:table-cell>
          <table:table-cell table:style-name="ce422" table:formula="of:=-[.Q142]*[.T142]" office:value-type="float" office:value="-20" calcext:value-type="float">
            <text:p>-20</text:p>
          </table:table-cell>
          <table:table-cell table:style-name="ce422" table:formula="of:=[.Q142]*[.U142]" office:value-type="float" office:value="-20" calcext:value-type="float">
            <text:p>-20</text:p>
          </table:table-cell>
          <table:table-cell table:style-name="ce422" table:formula="of:=[.R144]+[.S144]" office:value-type="float" office:value="-4" calcext:value-type="float">
            <text:p>-4</text:p>
          </table:table-cell>
          <table:table-cell table:style-name="ce422" table:formula="of:=[.R144]*[.S144]" office:value-type="float" office:value="4" calcext:value-type="float">
            <text:p>4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87" office:value-type="float" office:value="8" calcext:value-type="float">
            <text:p>8</text:p>
          </table:table-cell>
          <table:table-cell table:style-name="ce487" office:value-type="float" office:value="9" calcext:value-type="float">
            <text:p>9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2]" office:value-type="float" office:value="-5" calcext:value-type="float">
            <text:p>-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[.$Q$142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97" table:formula="of:=IF([.$S$142]*-[.$Q$142]&lt;0;&quot;+&quot;;&quot;-&quot;)" office:value-type="string" office:string-value="+" calcext:value-type="string">
            <text:p>+</text:p>
          </table:table-cell>
          <table:table-cell table:formula="of:=ABS([.$S$142])/ABS([.$Q$142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  <table:table-cell table:style-name="ce494" office:value-type="string" calcext:value-type="string">
            <text:p>x<text:span text:style-name="T21">1</text:span></text:p>
          </table:table-cell>
          <table:table-cell table:style-name="ce494" office:value-type="string" calcext:value-type="string">
            <text:p>x<text:span text:style-name="T21">2</text:span></text:p>
          </table:table-cell>
          <table:table-cell table:style-name="ce550" office:value-type="string" calcext:value-type="string">
            <text:p>Δ</text:p>
          </table:table-cell>
          <table:table-cell table:number-columns-repeated="2"/>
          <table:table-cell table:style-name="ce422" table:formula="of:=IF(ISBLANK([$'2nd ° Première G N1'.A7]);0;IF([$'2nd ° Première G N1'.A7]=[.A143];1;-0.5))" office:value-type="float" office:value="0" calcext:value-type="float">
            <text:p>0</text:p>
          </table:table-cell>
          <table:table-cell table:style-name="ce422" table:formula="of:=IF(ISBLANK([$'2nd ° Première G N1'.D7]);0;IF([$'2nd ° Première G N1'.D7]=[.D143];1;-0.5))" office:value-type="float" office:value="0" calcext:value-type="float">
            <text:p>0</text:p>
          </table:table-cell>
          <table:table-cell table:style-name="ce422" table:formula="of:=IF(ISBLANK([$'2nd ° Première G N1'.E7]);0;IF([$'2nd ° Première G N1'.E7]=[.E143];1;-0.5))" office:value-type="float" office:value="0" calcext:value-type="float">
            <text:p>0</text:p>
          </table:table-cell>
          <table:table-cell table:style-name="ce422" table:formula="of:=IF(ISBLANK([$'2nd ° Première G N1'.G7]);0;IF([$'2nd ° Première G N1'.G7]=[.G143];1;-0.5))" office:value-type="float" office:value="0" calcext:value-type="float">
            <text:p>0</text:p>
          </table:table-cell>
          <table:table-cell table:style-name="ce422" table:formula="of:=IF(ISBLANK([$'2nd ° Première G N1'.H7]);0;IF([$'2nd ° Première G N1'.H7]=[.H143];1;-0.5))" office:value-type="float" office:value="0" calcext:value-type="float">
            <text:p>0</text:p>
          </table:table-cell>
          <table:table-cell table:style-name="ce479" table:number-columns-repeated="4"/>
          <table:table-cell table:style-name="ce422" table:formula="of:=SUM([.W143:.AE14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3]" office:value-type="float" office:value="-5" calcext:value-type="float">
            <text:p>-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[.D143]" office:value-type="string" office:string-value="+" calcext:value-type="string">
            <text:p>+</text:p>
          </table:table-cell>
          <table:table-cell table:formula="of:=[.E143]/2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44]^2" office:value-type="float" office:value="4" calcext:value-type="float">
            <text:p>4</text:p>
          </table:table-cell>
          <table:table-cell table:style-name="ce397" table:formula="of:=[.G143]" office:value-type="string" office:string-value="+" calcext:value-type="string">
            <text:p>+</text:p>
          </table:table-cell>
          <table:table-cell table:formula="of:=[.H143]" office:value-type="float" office:value="4" calcext:value-type="float">
            <text:p>4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506" table:formula="of:=MIN([.R146:.S146])" office:value-type="float" office:value="-2" calcext:value-type="float">
            <text:p>-2</text:p>
          </table:table-cell>
          <table:table-cell table:style-name="ce506" table:formula="of:=MAX([.R146:.S146])" office:value-type="float" office:value="-2" calcext:value-type="float">
            <text:p>-2</text:p>
          </table:table-cell>
          <table:table-cell table:style-name="ce422" table:formula="of:=[.R142]^2-4*[.Q142]*[.S142]" office:value-type="float" office:value="0" calcext:value-type="float">
            <text:p>0</text:p>
          </table:table-cell>
          <table:table-cell table:number-columns-repeated="2"/>
          <table:table-cell table:style-name="ce422" table:formula="of:=IF(ISBLANK([$'2nd ° Première G N1'.A9]);0;IF([$'2nd ° Première G N1'.A9]=[.A144];1;-0.5))" office:value-type="float" office:value="0" calcext:value-type="float">
            <text:p>0</text:p>
          </table:table-cell>
          <table:table-cell table:style-name="ce422" table:formula="of:=IF(ISBLANK([$'2nd ° Première G N1'.E9]);0;IF([$'2nd ° Première G N1'.E9]=[.E144];1;-0.5))" office:value-type="float" office:value="0" calcext:value-type="float">
            <text:p>0</text:p>
          </table:table-cell>
          <table:table-cell table:style-name="ce422" table:formula="of:=IF(ISBLANK([$'2nd ° Première G N1'.F9]);0;IF([$'2nd ° Première G N1'.F9]=[.F144];1;-0.5))" office:value-type="float" office:value="0" calcext:value-type="float">
            <text:p>0</text:p>
          </table:table-cell>
          <table:table-cell table:style-name="ce422" table:formula="of:=IF(ISBLANK([$'2nd ° Première G N1'.H9]);0;IF([$'2nd ° Première G N1'.H9]=[.H144];1;-0.5))" office:value-type="float" office:value="0" calcext:value-type="float">
            <text:p>0</text:p>
          </table:table-cell>
          <table:table-cell table:style-name="ce422" table:formula="of:=IF(ISBLANK([$'2nd ° Première G N1'.I9]);0;IF([$'2nd ° Première G N1'.I9]=[.I144];1;-0.5))" office:value-type="float" office:value="0" calcext:value-type="float">
            <text:p>0</text:p>
          </table:table-cell>
          <table:table-cell table:style-name="ce422" table:formula="of:=IF(ISBLANK([$'2nd ° Première G N1'.J9]);0;IF([$'2nd ° Première G N1'.J9]=[.J144];1;-0.5))" office:value-type="float" office:value="0" calcext:value-type="float">
            <text:p>0</text:p>
          </table:table-cell>
          <table:table-cell table:style-name="ce422" table:formula="of:=IF(ISBLANK([$'2nd ° Première G N1'.K9]);0;IF([$'2nd ° Première G N1'.K9]=[.K14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44:.AE144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4]" office:value-type="float" office:value="-5" calcext:value-type="float">
            <text:p>-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[.E144]" office:value-type="string" office:string-value="+" calcext:value-type="string">
            <text:p>+</text:p>
          </table:table-cell>
          <table:table-cell table:formula="of:=[.F144]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44]/(4*[.Q142]^2))" office:value-type="float" office:value="0" calcext:value-type="float">
            <text:p>0</text:p>
          </table:table-cell>
          <table:table-cell table:style-name="ce397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94" office:value-type="string" calcext:value-type="string">
            <text:p>x<text:span text:style-name="T21">1</text:span></text:p>
          </table:table-cell>
          <table:table-cell table:style-name="ce494" office:value-type="string" calcext:value-type="string">
            <text:p>x<text:span text:style-name="T21">2</text:span></text:p>
          </table:table-cell>
          <table:table-cell table:number-columns-repeated="3"/>
          <table:table-cell table:style-name="ce422" table:formula="of:=IF(ISBLANK([$'2nd ° Première G N1'.A11]);0;IF([$'2nd ° Première G N1'.A11]=[.A145];1;-0.5))" office:value-type="float" office:value="0" calcext:value-type="float">
            <text:p>0</text:p>
          </table:table-cell>
          <table:table-cell table:style-name="ce542" table:formula="of:=IF(ISBLANK([$'2nd ° Première G N1'.E11]);0;IF([$'2nd ° Première G N1'.E11]=[.E145];1;-0.5))" office:value-type="float" office:value="0" calcext:value-type="float">
            <text:p>0</text:p>
          </table:table-cell>
          <table:table-cell table:style-name="ce542" table:formula="of:=IF(ISBLANK([$'2nd ° Première G N1'.F11]);0;IF([$'2nd ° Première G N1'.F11]=[.F145];1;-0.5))" office:value-type="float" office:value="0" calcext:value-type="float">
            <text:p>0</text:p>
          </table:table-cell>
          <table:table-cell table:style-name="ce542" table:formula="of:=IF(ISBLANK([$'2nd ° Première G N1'.H11]);0;IF([$'2nd ° Première G N1'.H11]=[.H145];1;-0.5))" office:value-type="float" office:value="0" calcext:value-type="float">
            <text:p>0</text:p>
          </table:table-cell>
          <table:table-cell table:style-name="ce542" table:formula="of:=IF(ISBLANK([$'2nd ° Première G N1'.I11]);0;IF([$'2nd ° Première G N1'.I11]=[.I145];1;-0.5))" office:value-type="float" office:value="0" calcext:value-type="float">
            <text:p>0</text:p>
          </table:table-cell>
          <table:table-cell table:style-name="ce542" table:number-columns-repeated="4"/>
          <table:table-cell table:style-name="ce422" table:formula="of:=SUM([.W145:.AE145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4]" office:value-type="float" office:value="-5" calcext:value-type="float">
            <text:p>-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44])/(2*[.Q142]))" office:value-type="float" office:value="0" calcext:value-type="float">
            <text:p>0</text:p>
          </table:table-cell>
          <table:table-cell table:style-name="ce445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79"/>
          <table:table-cell table:style-name="ce422" table:formula="of:=IF(RANDBETWEEN(0;1);-2;2)*RANDBETWEEN(1;7)" office:value-type="float" office:value="-2" calcext:value-type="float">
            <text:p>-2</text:p>
          </table:table-cell>
          <table:table-cell table:style-name="ce422" table:formula="of:=-2*RANDBETWEEN(1;7)" office:value-type="float" office:value="-2" calcext:value-type="float">
            <text:p>-2</text:p>
          </table:table-cell>
          <table:table-cell table:number-columns-repeated="3"/>
          <table:table-cell table:style-name="ce422" table:formula="of:=IF(ISBLANK([$'2nd ° Première G N1'.A13]);0;IF([$'2nd ° Première G N1'.A13]=[.A146];1;-0.5))" office:value-type="float" office:value="0" calcext:value-type="float">
            <text:p>0</text:p>
          </table:table-cell>
          <table:table-cell table:style-name="ce542" table:formula="of:=IF(ISBLANK([$'2nd ° Première G N1'.E13]);0;IF([$'2nd ° Première G N1'.E13]=[.E146];1;-0.5))" office:value-type="float" office:value="0" calcext:value-type="float">
            <text:p>0</text:p>
          </table:table-cell>
          <table:table-cell table:style-name="ce542" table:formula="of:=IF(ISBLANK([$'2nd ° Première G N1'.F13]);0;IF([$'2nd ° Première G N1'.F13]=[.F146];1;-0.5))" office:value-type="float" office:value="0" calcext:value-type="float">
            <text:p>0</text:p>
          </table:table-cell>
          <table:table-cell table:style-name="ce542" table:formula="of:=IF(ISBLANK([$'2nd ° Première G N1'.H13]);0;IF([$'2nd ° Première G N1'.H13]=[.H146];1;-0.5))" office:value-type="float" office:value="0" calcext:value-type="float">
            <text:p>0</text:p>
          </table:table-cell>
          <table:table-cell table:style-name="ce542" table:formula="of:=IF(ISBLANK([$'2nd ° Première G N1'.I13]);0;IF([$'2nd ° Première G N1'.I13]=[.I146];1;-0.5))" office:value-type="float" office:value="0" calcext:value-type="float">
            <text:p>0</text:p>
          </table:table-cell>
          <table:table-cell table:number-columns-repeated="4"/>
          <table:table-cell table:style-name="ce422" table:formula="of:=SUM([.W146:.AE14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6]" office:value-type="float" office:value="-5" calcext:value-type="float">
            <text:p>-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2" calcext:value-type="float">
            <text:p>2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46]" office:value-type="float" office:value="0" calcext:value-type="float">
            <text:p>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2" calcext:value-type="float">
            <text:p>2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46]" office:value-type="float" office:value="0" calcext:value-type="float">
            <text:p>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22" table:formula="of:=IF(ISBLANK([$'2nd ° Première G N1'.A15]);0;IF([$'2nd ° Première G N1'.A15]=[.A147];1;-0.5))" office:value-type="float" office:value="0" calcext:value-type="float">
            <text:p>0</text:p>
          </table:table-cell>
          <table:table-cell table:style-name="ce542" table:formula="of:=IF(ISBLANK([$'2nd ° Première G N1'.D15]);0;IF([$'2nd ° Première G N1'.D15]=[.D147];1;-0.5))" office:value-type="float" office:value="0" calcext:value-type="float">
            <text:p>0</text:p>
          </table:table-cell>
          <table:table-cell table:style-name="ce542" table:formula="of:=IF(ISBLANK([$'2nd ° Première G N1'.E15]);0;IF([$'2nd ° Première G N1'.E15]=[.E147];1;-0.5))" office:value-type="float" office:value="0" calcext:value-type="float">
            <text:p>0</text:p>
          </table:table-cell>
          <table:table-cell table:style-name="ce542" table:formula="of:=IF(ISBLANK([$'2nd ° Première G N1'.F15]);0;IF([$'2nd ° Première G N1'.F15]=[.F147];1;-0.5))" office:value-type="float" office:value="0" calcext:value-type="float">
            <text:p>0</text:p>
          </table:table-cell>
          <table:table-cell table:style-name="ce542" table:formula="of:=IF(ISBLANK([$'2nd ° Première G N1'.G15]);0;IF([$'2nd ° Première G N1'.G15]=[.G147];1;-0.5))" office:value-type="float" office:value="0" calcext:value-type="float">
            <text:p>0</text:p>
          </table:table-cell>
          <table:table-cell table:style-name="ce542" table:formula="of:=IF(ISBLANK([$'2nd ° Première G N1'.K15]);0;IF([$'2nd ° Première G N1'.K15]=[.K147];1;-0.5))" office:value-type="float" office:value="0" calcext:value-type="float">
            <text:p>0</text:p>
          </table:table-cell>
          <table:table-cell table:style-name="ce542" table:formula="of:=IF(ISBLANK([$'2nd ° Première G N1'.L15]);0;IF([$'2nd ° Première G N1'.L15]=[.L147];1;-0.5))" office:value-type="float" office:value="0" calcext:value-type="float">
            <text:p>0</text:p>
          </table:table-cell>
          <table:table-cell table:style-name="ce542" table:formula="of:=IF(ISBLANK([$'2nd ° Première G N1'.M15]);0;IF([$'2nd ° Première G N1'.M15]=[.M147];1;-0.5))" office:value-type="float" office:value="0" calcext:value-type="float">
            <text:p>0</text:p>
          </table:table-cell>
          <table:table-cell table:style-name="ce542" table:formula="of:=IF(ISBLANK([$'2nd ° Première G N1'.N15]);0;IF([$'2nd ° Première G N1'.N15]=[.N147];1;-0.5))" office:value-type="float" office:value="0" calcext:value-type="float">
            <text:p>0</text:p>
          </table:table-cell>
          <table:table-cell table:style-name="ce422" table:formula="of:=SUM([.W147:.AE147])" office:value-type="float" office:value="0" calcext:value-type="float">
            <text:p>0</text:p>
          </table:table-cell>
          <table:table-cell table:style-name="ce422" office:value-type="float" office:value="9" calcext:value-type="float">
            <text:p>9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7]" office:value-type="float" office:value="-5" calcext:value-type="float">
            <text:p>-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R144]&lt;0;&quot;+&quot;;&quot;-&quot;)" office:value-type="string" office:string-value="+" calcext:value-type="string">
            <text:p>+</text:p>
          </table:table-cell>
          <table:table-cell table:formula="of:=ABS(IF([.$R$142]*-[.$Q$142]&lt;0;1;-1)*ABS([.$R$142]/(2*[.$Q$142]))-[.I146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47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S144]&lt;0;&quot;+&quot;;&quot;-&quot;)" office:value-type="string" office:string-value="+" calcext:value-type="string">
            <text:p>+</text:p>
          </table:table-cell>
          <table:table-cell table:formula="of:=ABS(IF([.$R$142]*-[.$Q$142]&lt;0;1;-1)*ABS([.$R$142]/(2*[.$Q$142]))+[.I146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5"/>
          <table:table-cell table:style-name="ce422" table:formula="of:=IF(ISBLANK([$'2nd ° Première G N1'.A17]);0;IF([$'2nd ° Première G N1'.A17]=[.A148];1;-0.5))" office:value-type="float" office:value="0" calcext:value-type="float">
            <text:p>0</text:p>
          </table:table-cell>
          <table:table-cell table:style-name="ce542" table:formula="of:=IF(ISBLANK([$'2nd ° Première G N1'.D17]);0;IF([$'2nd ° Première G N1'.D17]=[.D148];1;-0.5))" office:value-type="float" office:value="0" calcext:value-type="float">
            <text:p>0</text:p>
          </table:table-cell>
          <table:table-cell table:style-name="ce542" table:formula="of:=IF(ISBLANK([$'2nd ° Première G N1'.E17]);0;IF([$'2nd ° Première G N1'.E17]=[.E148];1;-0.5))" office:value-type="float" office:value="0" calcext:value-type="float">
            <text:p>0</text:p>
          </table:table-cell>
          <table:table-cell table:style-name="ce542" table:formula="of:=IF(ISBLANK([$'2nd ° Première G N1'.I17]);0;IF([$'2nd ° Première G N1'.I17]=[.I148];1;-0.5))" office:value-type="float" office:value="0" calcext:value-type="float">
            <text:p>0</text:p>
          </table:table-cell>
          <table:table-cell table:style-name="ce542" table:formula="of:=IF(ISBLANK([$'2nd ° Première G N1'.J17]);0;IF([$'2nd ° Première G N1'.J17]=[.J148];1;-0.5))" office:value-type="float" office:value="0" calcext:value-type="float">
            <text:p>0</text:p>
          </table:table-cell>
          <table:table-cell table:number-columns-repeated="4"/>
          <table:table-cell table:style-name="ce422" table:formula="of:=SUM([.W148:.AE148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9">
          <table:table-cell office:value-type="string" calcext:value-type="string">
            <text:p>x<text:span text:style-name="T21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44]" office:value-type="float" office:value="-2" calcext:value-type="float">
            <text:p>-2</text:p>
          </table:table-cell>
          <table:table-cell/>
          <table:table-cell office:value-type="string" calcext:value-type="string">
            <text:p>x<text:span text:style-name="T21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44]" office:value-type="float" office:value="-2" calcext:value-type="float">
            <text:p>-2</text:p>
          </table:table-cell>
          <table:table-cell table:number-columns-repeated="15"/>
          <table:table-cell table:style-name="ce422" table:formula="of:=IF(ISBLANK([$'2nd ° Première G N1'.C19]);0;IF([$'2nd ° Première G N1'.C19]=[.C149];1;-0.5))" office:value-type="float" office:value="0" calcext:value-type="float">
            <text:p>0</text:p>
          </table:table-cell>
          <table:table-cell table:style-name="ce422" table:formula="of:=IF(ISBLANK([$'2nd ° Première G N1'.F19]);0;IF([$'2nd ° Première G N1'.F19]=[.G149];1;-0.5))" office:value-type="float" office:value="0" calcext:value-type="float">
            <text:p>0</text:p>
          </table:table-cell>
          <table:table-cell table:number-columns-repeated="7"/>
          <table:table-cell table:style-name="ce422" table:formula="of:=SUM([.W149:.AE14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5"/>
          <table:table-cell table:number-columns-repeated="30"/>
          <table:table-cell table:style-name="ce496" office:value-type="string" calcext:value-type="string">
            <text:p>Note</text:p>
          </table:table-cell>
          <table:table-cell table:style-name="ce496" table:formula="of:=IF(20*SUM([.AF143:.AF149])/SUM([.AG143:.AG149])&lt;0;0;20*SUM([.AF143:.AF149])/SUM([.AG143:.AG149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395"/>
          <table:table-cell table:number-columns-repeated="102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4"/>
          <table:covered-table-cell table:number-columns-repeated="10"/>
          <table:table-cell table:number-columns-repeated="993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4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55]=1;&quot;&quot;;IF([.Q155]=-1;&quot;- &quot;;[.Q155]));&quot; x²&quot;;IF([.R155]&lt;0;&quot; - &quot;;&quot; + &quot;);IF([.R155]=1;&quot;&quot;;IF([.R155]=-1;&quot;- &quot;;ABS([.R155])));&quot; x&quot;;IF([.S155]&lt;0;&quot; - &quot;;&quot; + &quot;);ABS([.S155]);&quot; = 0&quot;)" office:value-type="string" office:string-value="5 x² + 3 x + 6 = 0" calcext:value-type="string" table:number-columns-spanned="5" table:number-rows-spanned="1">
            <text:p>5 x² + 3 x + 6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55]=1;&quot;&quot;;IF([.Q155]=-1;&quot;-&quot;;[.Q155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55]&lt;0;&quot;-&quot;;&quot;+&quot;)" office:value-type="string" office:string-value="+" calcext:value-type="string">
            <text:p>+</text:p>
          </table:table-cell>
          <table:table-cell table:style-name="ce397" table:formula="of:=IF(ABS([.R155])=1;&quot;&quot;;ABS([.R155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3])" office:value-type="float" office:value="5" calcext:value-type="float">
            <text:p>5</text:p>
          </table:table-cell>
          <table:table-cell table:style-name="ce422" table:formula="of:=INDEX([.AJ2:.AJ26];[.AM3])" office:value-type="float" office:value="3" calcext:value-type="float">
            <text:p>3</text:p>
          </table:table-cell>
          <table:table-cell table:style-name="ce422" table:formula="of:=IF(RANDBETWEEN(0;1);-1;1)*RANDBETWEEN(1;10)" office:value-type="float" office:value="6" calcext:value-type="float">
            <text:p>6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7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F143]);0;IF([$'2nd ° Seconde N2'.F143]=[.E157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6:.AC1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7"/>
          <table:table-cell table:number-columns-repeated="4"/>
          <table:table-cell table:style-name="ce481" table:formula="of:=-[.R155]/(2*[.Q155])" office:value-type="float" office:value="-0.3" calcext:value-type="float" table:number-columns-spanned="2" table:number-rows-spanned="1">
            <text:p>-3/10 <text:s text:c="2"/></text:p>
          </table:table-cell>
          <table:covered-table-cell table:style-name="ce395"/>
          <table:table-cell table:style-name="ce481" table:formula="of:=[.Q155]*[.Q157]^2+[.R155]*[.Q157]+[.S155]" office:value-type="float" office:value="5.55" calcext:value-type="float" table:number-columns-spanned="2" table:number-rows-spanned="1">
            <text:p>111/20 <text:s text:c="2"/></text:p>
          </table:table-cell>
          <table:covered-table-cell/>
          <table:table-cell/>
          <table:covered-table-cell/>
          <table:table-cell table:style-name="ce422" table:formula="of:=IF(ISBLANK([$'2nd ° Seconde N2'.A144]);0;IF([$'2nd ° Seconde N2'.A144]=[.A158];1;-0.5))" office:value-type="float" office:value="0" calcext:value-type="float">
            <text:p>0</text:p>
          </table:table-cell>
          <table:table-cell table:style-name="ce422" table:formula="of:=IF(ISBLANK([$'2nd ° Seconde N2'.E144]);0;IF([$'2nd ° Seconde N2'.E144]=[.D15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4]);0;IF([$'2nd ° Seconde N2'.I144]=[.H158];1;-0.5))" office:value-type="float" office:value="0" calcext:value-type="float">
            <text:p>0</text:p>
          </table:table-cell>
          <table:table-cell table:style-name="ce422" table:formula="of:=IF(ISBLANK([$'2nd ° Seconde N2'.J144]);0;IF([$'2nd ° Seconde N2'.J144]=[.I15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7:.AC15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5]);0;IF([$'2nd ° Seconde N2'.F145]=[.E15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8:.AC158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Q155])" office:value-type="float" office:value="5" calcext:value-type="float">
            <text:p>5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F147]);0;IF([$'2nd ° Seconde N2'.F147]=[.F16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7]);0;IF([$'2nd ° Seconde N2'.I147]=[.I16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9:.AC15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55])^2" office:value-type="float" office:value="9" calcext:value-type="float">
            <text:p>9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A148]);0;IF([$'2nd ° Seconde N2'.A148]=[.A161];1;-0.5))" office:value-type="float" office:value="0" calcext:value-type="float">
            <text:p>0</text:p>
          </table:table-cell>
          <table:table-cell table:style-name="ce422" table:formula="of:=IF(ISBLANK([$'2nd ° Seconde N2'.E148]);0;IF([$'2nd ° Seconde N2'.E148]=[.E161];1;-0.5))" office:value-type="float" office:value="0" calcext:value-type="float">
            <text:p>0</text:p>
          </table:table-cell>
          <table:table-cell table:style-name="ce422" table:formula="of:=IF(ISBLANK([$'2nd ° Seconde N2'.H148]);0;IF([$'2nd ° Seconde N2'.H148]=[.H161];1;-0.5))" office:value-type="float" office:value="0" calcext:value-type="float">
            <text:p>0</text:p>
          </table:table-cell>
          <table:table-cell table:style-name="ce422" table:formula="of:=IF(ISBLANK([$'2nd ° Seconde N2'.K148]);0;IF([$'2nd ° Seconde N2'.K148]=[.K161];1;-0.5))" office:value-type="float" office:value="0" calcext:value-type="float">
            <text:p>0</text:p>
          </table:table-cell>
          <table:table-cell table:style-name="ce422" table:formula="of:=IF(ISBLANK([$'2nd ° Seconde N2'.L148]);0;IF([$'2nd ° Seconde N2'.L148]=[.L16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0:.AC16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9]);0;IF([$'2nd ° Seconde N2'.F149]=[.F16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9]);0;IF([$'2nd ° Seconde N2'.I149]=[.I162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1:.AC16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2*ABS([.Q155])" office:value-type="float" office:value="10" calcext:value-type="float">
            <text:p>10</text:p>
          </table:table-cell>
          <table:table-cell table:style-name="ce395" table:number-columns-repeated="2"/>
          <table:table-cell table:style-name="ce428" table:formula="of:=ABS(4*[.Q155]^2)" office:value-type="float" office:value="100" calcext:value-type="float">
            <text:p>100</text:p>
          </table:table-cell>
          <table:table-cell table:style-name="ce395" table:number-columns-repeated="6"/>
          <table:table-cell table:number-columns-repeated="6"/>
          <table:table-cell table:style-name="ce587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E151]);0;IF([$'2nd ° Seconde N2'.E151]=[.E16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1]);0;IF([$'2nd ° Seconde N2'.H151]=[.H16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2:.AC16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A152]);0;IF([$'2nd ° Seconde N2'.A152]=[.A165];1;-0.5))" office:value-type="float" office:value="0" calcext:value-type="float">
            <text:p>0</text:p>
          </table:table-cell>
          <table:table-cell table:style-name="ce422" table:formula="of:=IF(ISBLANK([$'2nd ° Seconde N2'.D152]);0;IF([$'2nd ° Seconde N2'.D152]=[.D165];1;-0.5))" office:value-type="float" office:value="0" calcext:value-type="float">
            <text:p>0</text:p>
          </table:table-cell>
          <table:table-cell table:style-name="ce422" table:formula="of:=IF(ISBLANK([$'2nd ° Seconde N2'.G152]);0;IF([$'2nd ° Seconde N2'.G152]=[.G165];1;-0.5))" office:value-type="float" office:value="0" calcext:value-type="float">
            <text:p>0</text:p>
          </table:table-cell>
          <table:table-cell table:style-name="ce422" table:formula="of:=IF(ISBLANK([$'2nd ° Seconde N2'.I152]);0;IF([$'2nd ° Seconde N2'.I152]=[.I165];1;-0.5))" office:value-type="float" office:value="0" calcext:value-type="float">
            <text:p>0</text:p>
          </table:table-cell>
          <table:table-cell table:style-name="ce422" table:formula="of:=IF(ISBLANK([$'2nd ° Seconde N2'.J152]);0;IF([$'2nd ° Seconde N2'.J152]=[.J16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3:.AC16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55])^2" office:value-type="float" office:value="9" calcext:value-type="float">
            <text:p>9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E153]);0;IF([$'2nd ° Seconde N2'.E153]=[.E166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3]);0;IF([$'2nd ° Seconde N2'.H153]=[.H16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4:.AC16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55]&lt;0;&quot;-&quot;;&quot;+&quot;)" office:value-type="string" office:string-value="+" calcext:value-type="string">
            <text:p>+</text:p>
          </table:table-cell>
          <table:table-cell table:style-name="ce428" table:formula="of:=ABS([.S155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E155]);0;IF([$'2nd ° Seconde N2'.E155]=[.E16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5]);0;IF([$'2nd ° Seconde N2'.H155]=[.H16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5:.AC16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10" calcext:value-type="float">
            <text:p>10</text:p>
          </table:table-cell>
          <table:table-cell table:style-name="ce395" table:number-columns-repeated="2"/>
          <table:table-cell table:style-name="ce428" table:formula="of:=ABS(4*[.Q155]^2/[.Q155])" office:value-type="float" office:value="20" calcext:value-type="float">
            <text:p>20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A156]);0;IF([$'2nd ° Seconde N2'.A156]=[.A169];1;-0.5))" office:value-type="float" office:value="0" calcext:value-type="float">
            <text:p>0</text:p>
          </table:table-cell>
          <table:table-cell table:style-name="ce422" table:formula="of:=IF(ISBLANK([$'2nd ° Seconde N2'.D156]);0;IF([$'2nd ° Seconde N2'.D156]=[.D169];1;-0.5))" office:value-type="float" office:value="0" calcext:value-type="float">
            <text:p>0</text:p>
          </table:table-cell>
          <table:table-cell table:style-name="ce422" table:formula="of:=IF(ISBLANK([$'2nd ° Seconde N2'.G156]);0;IF([$'2nd ° Seconde N2'.G156]=[.G16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66:.AC166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E157]);0;IF([$'2nd ° Seconde N2'.E157]=[.E17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7]);0;IF([$'2nd ° Seconde N2'.H157]=[.H17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7:.AC16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S157])*ABS(4*[.Q155]^2/[.Q155])" office:value-type="float" office:value="111" calcext:value-type="float">
            <text:p>111</text:p>
          </table:table-cell>
          <table:table-cell table:style-name="ce395" table:number-columns-repeated="13"/>
          <table:table-cell table:style-name="ce587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D159]);0;IF([$'2nd ° Seconde N2'.D159]=[.D17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9]);0;IF([$'2nd ° Seconde N2'.H159]=[.H172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8:.AC16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57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159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C160]=[.C173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° Seconde N2'.G160]=[.G173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169:.AC169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10" calcext:value-type="float">
            <text:p>10</text:p>
          </table:table-cell>
          <table:table-cell table:style-name="ce395" table:number-columns-repeated="2"/>
          <table:table-cell table:style-name="ce428" table:formula="of:=ABS(4*[.Q155]^2/[.Q155])" office:value-type="float" office:value="20" calcext:value-type="float">
            <text:p>20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D161]);0;IF([$'2nd ° Seconde N2'.D161]=[.D17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61]);0;IF([$'2nd ° Seconde N2'.H161]=[.H174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70:.AC17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56:.AD170])" office:value-type="float" office:value="0.5" calcext:value-type="float">
            <text:p>0,5</text:p>
          </table:table-cell>
          <table:table-cell table:style-name="ce422" table:formula="of:=SUM([.AE156:.AE17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68]" office:value-type="float" office:value="3" calcext:value-type="float">
            <text:p>3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8]" office:value-type="float" office:value="111" calcext:value-type="float">
            <text:p>111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56:.AD170])/SUM([.AE156:.AE170])&lt;0;0;20*SUM([.AD156:.AD170])/SUM([.AE156:.AE17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157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169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70]" office:value-type="float" office:value="10" calcext:value-type="float">
            <text:p>10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70]" office:value-type="float" office:value="20" calcext:value-type="float">
            <text:p>20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20:55:30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15T20:56:00.093000000</dc:date>
    <meta:editing-duration>PT22H49M41S</meta:editing-duration>
    <meta:editing-cycles>328</meta:editing-cycles>
    <meta:generator>LibreOffice/6.1.6.3$Windows_X86_64 LibreOffice_project/5896ab1714085361c45cf540f76f60673dd96a72</meta:generator>
    <meta:document-statistic meta:table-count="9" meta:cell-count="2773" meta:object-count="28"/>
  </office:meta>
</office:document-meta>
</file>